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3.35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3.18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5.33mm"/>
    </style:style>
    <style:style style:name="co63" style:family="table-column">
      <style:table-column-properties fo:break-before="auto" style:column-width="4.06mm"/>
    </style:style>
    <style:style style:name="co64" style:family="table-column">
      <style:table-column-properties fo:break-before="auto" style:column-width="12.01mm"/>
    </style:style>
    <style:style style:name="co65" style:family="table-column">
      <style:table-column-properties fo:break-before="auto" style:column-width="11.18mm"/>
    </style:style>
    <style:style style:name="co66" style:family="table-column">
      <style:table-column-properties fo:break-before="auto" style:column-width="1.76mm"/>
    </style:style>
    <style:style style:name="co67" style:family="table-column">
      <style:table-column-properties fo:break-before="auto" style:column-width="18.56mm"/>
    </style:style>
    <style:style style:name="co68" style:family="table-column">
      <style:table-column-properties fo:break-before="auto" style:column-width="17.15mm"/>
    </style:style>
    <style:style style:name="co69" style:family="table-column">
      <style:table-column-properties fo:break-before="auto" style:column-width="1.62mm"/>
    </style:style>
    <style:style style:name="co70" style:family="table-column">
      <style:table-column-properties fo:break-before="auto" style:column-width="16.79mm"/>
    </style:style>
    <style:style style:name="co71" style:family="table-column">
      <style:table-column-properties fo:break-before="auto" style:column-width="17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 style:data-style-name="N31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0.99pt double #000000" style:border-line-width-bottom="0.26mm 0.04mm 0.53mm" fo:border-left="0.99pt double #000000" style:border-line-width-left="0.26mm 0.04mm 0.53mm" fo:border-right="none" fo:border-top="0.99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99pt double #000000" style:border-line-width-bottom="0.26mm 0.04mm 0.53mm" fo:border-left="none" fo:border-right="none" fo:border-top="0.99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0.99pt double #000000" style:border-line-width-bottom="0.26mm 0.04mm 0.53mm" style:text-align-source="fix" style:repeat-content="false" fo:border-left="none" fo:border-right="none" fo:border-top="0.99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0.99pt double #000000" style:border-line-width-bottom="0.26mm 0.04mm 0.53mm" fo:border-left="none" fo:border-right="0.99pt double #000000" style:border-line-width-right="0.26mm 0.04mm 0.53mm" fo:border-top="0.99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9" style:family="table-cell" style:parent-style-name="Default" style:data-style-name="N36"/>
    <style:style style:name="ce470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1" style:family="table-cell" style:parent-style-name="Default" style:data-style-name="N0">
      <style:text-properties fo:font-size="12pt" style:font-size-asian="12pt" style:font-size-complex="12pt"/>
    </style:style>
    <style:style style:name="ce472" style:family="table-cell" style:parent-style-name="Default" style:data-style-name="N36">
      <style:text-properties fo:font-size="12pt" style:font-size-asian="12pt" style:font-size-complex="12pt"/>
    </style:style>
    <style:style style:name="ce473" style:family="table-cell" style:parent-style-name="Default" style:data-style-name="N0"/>
    <style:style style:name="ce474" style:family="table-cell" style:parent-style-name="Default" style:data-style-name="N1"/>
    <style:style style:name="ce475" style:family="table-cell" style:parent-style-name="Default" style:data-style-name="N4">
      <style:text-properties fo:font-size="15pt" style:font-size-asian="15pt" style:font-size-complex="15pt"/>
    </style:style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38" style:family="table-cell" style:parent-style-name="Default" style:data-style-name="N4"/>
    <style:style style:name="ce477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362" style:family="table-cell" style:parent-style-name="Default" style:data-style-name="N4">
      <style:text-properties fo:font-size="12pt" style:font-size-asian="12pt" style:font-size-complex="12pt"/>
    </style:style>
    <style:style style:name="ce478" style:family="table-cell" style:parent-style-name="Excel_20_Built-in_20_Normal" style:data-style-name="N10004">
      <style:table-cell-properties style:rotation-align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1" style:family="table-cell" style:parent-style-name="Excel_20_Built-in_20_Normal" style:data-style-name="N10004">
      <style:table-cell-properties fo:background-color="transparent" style:rotation-align="none"/>
    </style:style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2" style:family="table-cell" style:parent-style-name="Default" style:data-style-name="N118">
      <style:text-properties fo:font-weight="bold" style:font-weight-asian="bold" style:font-weight-complex="bold"/>
    </style:style>
    <style:style style:name="ce617" style:family="table-cell" style:parent-style-name="Default" style:data-style-name="N118"/>
    <style:style style:name="ce618" style:family="table-cell" style:parent-style-name="Default" style:data-style-name="N123"/>
    <style:style style:name="ce395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1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table:formula="of:=[.E7]*[.A8]" office:value-type="float" office:value="2362.5" calcext:value-type="float">
            <text:p>2.362,5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/2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1]*[.A12]" office:value-type="float" office:value="36801.8" calcext:value-type="float">
            <text:p>36.801,80</text:p>
          </table:table-cell>
          <table:table-cell table:style-name="ce30" table:formula="of:=[.E11]*[.A12]" office:value-type="float" office:value="8487.5" calcext:value-type="float">
            <text:p>8.487,50</text:p>
          </table:table-cell>
          <table:table-cell table:style-name="ce73" table:formula="of:=[.F11]*[.A12]" office:value-type="float" office:value="22610.7" calcext:value-type="float">
            <text:p>22.610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office:value-type="percentage" office:value="0.325" calcext:value-type="percentage">
            <text:p>%32,50</text:p>
          </table:table-cell>
          <table:table-cell table:style-name="ce29" office:value-type="percentage" office:value="0.075" calcext:value-type="percentage">
            <text:p>%7,50</text:p>
          </table:table-cell>
          <table:table-cell table:style-name="ce78" office:value-type="percentage" office:value="0.6" calcext:value-type="percentage">
            <text:p>%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.A12]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3]*[.A14]" office:value-type="float" office:value="22067.5" calcext:value-type="float">
            <text:p>22.067,50</text:p>
          </table:table-cell>
          <table:table-cell table:style-name="ce30" table:formula="of:=[.E13]*[.A14]" office:value-type="float" office:value="5092.5" calcext:value-type="float">
            <text:p>5.092,50</text:p>
          </table:table-cell>
          <table:table-cell table:style-name="ce73" table:formula="of:=[.F13]*[.A14]" office:value-type="float" office:value="40740" calcext:value-type="float">
            <text:p>40.74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3836149211364" calcext:value-type="percentage">
            <text:p>%9,38</text:p>
          </table:table-cell>
          <table:table-cell table:style-name="ce45" table:formula="of:=[.C23]/[.$A$23]" office:value-type="percentage" office:value="0.215607478257851" calcext:value-type="percentage">
            <text:p>%21,56</text:p>
          </table:table-cell>
          <table:table-cell table:style-name="ce45" table:formula="of:=[.D23]/[.$A$23]" office:value-type="percentage" office:value="0.391721450848814" calcext:value-type="percentage">
            <text:p>%39,17</text:p>
          </table:table-cell>
          <table:table-cell table:style-name="ce45" table:formula="of:=[.E23]/[.$A$23]" office:value-type="percentage" office:value="0.134459312567008" calcext:value-type="percentage">
            <text:p>%13,45</text:p>
          </table:table-cell>
          <table:table-cell table:style-name="ce80" table:formula="of:=[.F23]/[.$A$23]" office:value-type="percentage" office:value="0.164375609114964" calcext:value-type="percentage">
            <text:p>%16,44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3898.8" calcext:value-type="float">
            <text:p>483.898,8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189553.54" calcext:value-type="float">
            <text:p>189.553,54</text:p>
          </table:table-cell>
          <table:table-cell table:style-name="ce46" table:formula="of:=[.E20]+[.E18]+[.E14]+[.E10]+[.E12]+[.E8]+[.E6]" office:value-type="float" office:value="65064.7" calcext:value-type="float">
            <text:p>65.064,70</text:p>
          </table:table-cell>
          <table:table-cell table:style-name="ce81" table:formula="of:=[.F20]+[.F18]+[.F14]+[.F10]+[.F12]+[.F8]+[.F6]" office:value-type="float" office:value="79541.16" calcext:value-type="float">
            <text:p>79.541,1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189553.54" calcext:value-type="float">
            <text:p>+189.553,54</text:p>
          </table:table-cell>
          <table:table-cell table:style-name="ce59"/>
          <table:table-cell table:style-name="ce54" table:formula="of:=[.C35]-[.D35]" office:value-type="float" office:value="189553.54" calcext:value-type="float">
            <text:p>189.553,54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193928.54" calcext:value-type="float">
            <text:p>193.928,54</text:p>
          </table:table-cell>
          <table:table-cell table:style-name="ce87" table:formula="of:=[.E36]" office:value-type="float" office:value="193928.54" calcext:value-type="float">
            <text:p>193.928,54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5064.7" calcext:value-type="float">
            <text:p>+65.064,70</text:p>
          </table:table-cell>
          <table:table-cell table:style-name="ce59"/>
          <table:table-cell table:style-name="ce54" table:formula="of:=[.C37]-[.D37]" office:value-type="float" office:value="65064.7" calcext:value-type="float">
            <text:p>65.064,70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69439.7" calcext:value-type="float">
            <text:p>69.439,70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6439.7" calcext:value-type="float">
            <text:p>66.439,70</text:p>
          </table:table-cell>
          <table:table-cell table:style-name="ce89" table:formula="of:=[.E39]" office:value-type="float" office:value="66439.7" calcext:value-type="float">
            <text:p>66.439,70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1" office:value-type="string" calcext:value-type="string">
            <text:p>İsmail Balcı kira geliri</text:p>
          </table:table-cell>
          <table:table-cell table:style-name="ce39"/>
          <table:table-cell table:style-name="ce52" table:formula="of:=[.F23]" office:value-type="float" office:value="79541.16" calcext:value-type="float">
            <text:p>+79.541,16</text:p>
          </table:table-cell>
          <table:table-cell table:style-name="ce62"/>
          <table:table-cell table:style-name="ce62" table:formula="of:=[.C40]-[.D40]" office:value-type="float" office:value="79541.16" calcext:value-type="float">
            <text:p>79.541,16</text:p>
          </table:table-cell>
          <table:table-cell table:style-name="ce90" table:formula="of:=[.E40]" office:value-type="float" office:value="79541.16" calcext:value-type="float">
            <text:p>79.541,1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501398.8" calcext:value-type="float">
            <text:p>+501.398,8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3728.9" calcext:value-type="float">
            <text:p>473.728,90</text:p>
          </table:table-cell>
          <table:table-cell table:style-name="ce92" table:formula="of:=SUM([.F26:.F40])" office:value-type="float" office:value="473728.9" calcext:value-type="float">
            <text:p>473.728,9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3728.9" calcext:value-type="float">
            <text:p>473.728,90</text:p>
          </table:table-cell>
          <table:table-cell/>
          <table:table-cell table:style-name="ce66" table:formula="of:=[.C45]" office:value-type="float" office:value="473728.9" calcext:value-type="float">
            <text:p>473.728,9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3583.84" calcext:value-type="float">
            <text:p>253.583,8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683.84" calcext:value-type="float">
            <text:p>251.683,84</text:p>
          </table:table-cell>
          <table:table-cell table:style-name="ce40" table:formula="of:=[.E46]+[.C47]-[.D47]" office:value-type="float" office:value="1899.99999999997" calcext:value-type="float">
            <text:p>1.900,00</text:p>
          </table:table-cell>
          <table:table-cell table:style-name="ce89" table:formula="of:=[.E47]" office:value-type="float" office:value="1899.99999999997" calcext:value-type="float">
            <text:p>1.900,0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0]" office:value-type="float" office:value="-99490.68" calcext:value-type="float">
            <text:p>-99.490,68</text:p>
          </table:table-cell>
          <table:table-cell table:style-name="ce40" table:formula="of:=[.F49]+[.D50]+[.C50]" office:value-type="float" office:value="-99490.68" calcext:value-type="float">
            <text:p>-99.490,68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27602.98" calcext:value-type="float">
            <text:p>-127.602,98</text:p>
          </table:table-cell>
          <table:table-cell table:style-name="ce89" table:formula="of:=[.E51]" office:value-type="float" office:value="-127602.98" calcext:value-type="float">
            <text:p>-127.602,98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3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18931" calcext:value-type="float">
            <text:p>518.93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3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style-name="ce453" office:value-type="float" office:value="26380" calcext:value-type="float">
            <text:p>26.380</text:p>
          </table:table-cell>
          <table:table-cell table:style-name="ce453" office:value-type="float" office:value="24500" calcext:value-type="float">
            <text:p>24.500</text:p>
          </table:table-cell>
          <table:table-cell/>
          <table:table-cell table:style-name="ce464" table:formula="of:=[.G47]+[.E48]" office:value-type="float" office:value="479931" calcext:value-type="float">
            <text:p>47993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2020" calcext:value-type="float">
            <text:p>72.02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18931" calcext:value-type="float">
            <text:p>51893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18931" calcext:value-type="float">
            <text:p>51893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18931" calcext:value-type="float">
            <text:p>51893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469"/>
        <table:table-column table:style-name="co24" table:default-cell-style-name="ce338"/>
        <table:table-column table:style-name="co25" table:default-cell-style-name="ce338"/>
        <table:table-column table:style-name="co23" table:default-cell-style-name="ce338"/>
        <table:table-column table:style-name="co26" table:default-cell-style-name="ce338"/>
        <table:table-column table:style-name="co27" table:default-cell-style-name="ce338"/>
        <table:table-column table:style-name="co23" table:default-cell-style-name="ce338"/>
        <table:table-column table:style-name="co15" table:number-columns-repeated="1017" table:default-cell-style-name="ce338"/>
        <table:table-row table:style-name="ro4">
          <table:table-cell/>
          <table:table-cell table:style-name="ce475" office:value-type="string" calcext:value-type="string">
            <text:p>Lise arkası Kira </text:p>
          </table:table-cell>
          <table:table-cell table:style-name="ce479" table:formula="of:=SUM([.C2:.C31])" office:value-type="float" office:value="220019.94" calcext:value-type="float">
            <text:p>220.019,94</text:p>
          </table:table-cell>
          <table:table-cell table:style-name="ce479" table:formula="of:=SUM([.D2:.D35])" office:value-type="float" office:value="220019.94" calcext:value-type="float">
            <text:p>220.019,94</text:p>
          </table:table-cell>
          <table:table-cell table:style-name="ce479"/>
          <table:table-cell table:style-name="ce479" table:formula="of:=SUM([.F2:.F36])" office:value-type="float" office:value="38391.14" calcext:value-type="float">
            <text:p>38.391,14</text:p>
          </table:table-cell>
          <table:table-cell table:style-name="ce479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>
          <table:table-cell table:style-name="ce470" office:value-type="string" calcext:value-type="string">
            <text:p>Tarih</text:p>
          </table:table-cell>
          <table:table-cell table:style-name="ce476" office:value-type="string" calcext:value-type="string">
            <text:p>Açıklama</text:p>
          </table:table-cell>
          <table:table-cell table:style-name="ce480" office:value-type="string" calcext:value-type="string">
            <text:p>Kira bedeli</text:p>
          </table:table-cell>
          <table:table-cell table:style-name="ce480" office:value-type="string" calcext:value-type="string">
            <text:p>Gelir</text:p>
          </table:table-cell>
          <table:table-cell table:style-name="ce480" office:value-type="string" calcext:value-type="string">
            <text:p>Bakiye</text:p>
          </table:table-cell>
          <table:table-cell table:style-name="ce480" office:value-type="string" calcext:value-type="string">
            <text:p>Gider</text:p>
          </table:table-cell>
          <table:table-cell table:style-name="ce480" office:value-type="string" calcext:value-type="string">
            <text:p>Kas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2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2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2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2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2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2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2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2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71" office:value-type="float" office:value="2011" calcext:value-type="float">
            <text:p>2011</text:p>
          </table:table-cell>
          <table:table-cell table:style-name="ce477" office:value-type="string" calcext:value-type="string">
            <text:p>Hasibe Balcı</text:p>
          </table:table-cell>
          <table:table-cell table:style-name="Default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477" office:value-type="string" calcext:value-type="string">
            <text:p>eski 4 kömür parası</text:p>
          </table:table-cell>
          <table:table-cell table:style-name="Default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362" office:value-type="string" calcext:value-type="string">
            <text:p>su vergi bldy <text:s text:c="3"/>5020-1862=3158</text:p>
          </table:table-cell>
          <table:table-cell table:style-name="Default"/>
          <table:table-cell table:style-name="ce362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362" office:value-type="string" calcext:value-type="string">
            <text:p>emlak vergisi <text:s text:c="2"/>1862 amcamın hesabına yazıldı</text:p>
          </table:table-cell>
          <table:table-cell table:style-name="Default"/>
          <table:table-cell table:style-name="ce362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71" office:value-type="float" office:value="2012" calcext:value-type="float">
            <text:p>2012</text:p>
          </table:table-cell>
          <table:table-cell table:style-name="ce477" office:value-type="string" calcext:value-type="string">
            <text:p>Hasibe Balcı</text:p>
          </table:table-cell>
          <table:table-cell table:style-name="Default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477" office:value-type="string" calcext:value-type="string">
            <text:p>avukat sözleşme</text:p>
          </table:table-cell>
          <table:table-cell table:style-name="Default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71" office:value-type="float" office:value="2013" calcext:value-type="float">
            <text:p>2013</text:p>
          </table:table-cell>
          <table:table-cell table:style-name="ce477" office:value-type="string" calcext:value-type="string">
            <text:p>Hasibe Balcı</text:p>
          </table:table-cell>
          <table:table-cell table:style-name="Default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71" office:value-type="float" office:value="2014" calcext:value-type="float">
            <text:p>2014</text:p>
          </table:table-cell>
          <table:table-cell table:style-name="ce477" office:value-type="string" calcext:value-type="string">
            <text:p>Hasibe Balcı</text:p>
          </table:table-cell>
          <table:table-cell table:style-name="Default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362" office:value-type="string" calcext:value-type="string">
            <text:p>naciye annemin hesabı</text:p>
          </table:table-cell>
          <table:table-cell table:style-name="Default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477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72"/>
          <table:table-cell table:style-name="ce477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Default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2">
          <table:table-cell table:style-name="ce473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Default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Default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Default"/>
          <table:table-cell table:style-name="ce479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 table:number-rows-repeated="3">
          <table:table-cell table:style-name="ce474"/>
          <table:table-cell table:style-name="ce478"/>
          <table:table-cell/>
          <table:table-cell table:style-name="ce481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474"/>
          <table:table-cell table:style-name="ce478"/>
          <table:table-cell/>
          <table:table-cell table:style-name="ce478"/>
          <table:table-cell/>
          <table:table-cell table:style-name="Default"/>
          <table:table-cell table:number-columns-repeated="1018"/>
        </table:table-row>
        <table:table-row table:style-name="ro2" table:number-rows-repeated="3">
          <table:table-cell table:style-name="ce47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 table:number-rows-repeated="2">
          <table:table-cell table:style-name="ce474"/>
          <table:table-cell table:style-name="ce478"/>
          <table:table-cell/>
          <table:table-cell table:style-name="ce478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2" table:number-rows-repeated="3">
          <table:table-cell table:style-name="ce47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474"/>
          <table:table-cell table:style-name="ce478"/>
          <table:table-cell/>
          <table:table-cell table:style-name="ce478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474"/>
          <table:table-cell table:style-name="ce478"/>
          <table:table-cell/>
          <table:table-cell table:style-name="ce478"/>
          <table:table-cell/>
          <table:table-cell table:style-name="Default"/>
          <table:table-cell table:number-columns-repeated="1018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474"/>
          <table:table-cell table:number-columns-repeated="4"/>
          <table:table-cell table:style-name="Default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4">
          <table:table-cell/>
          <table:table-cell table:style-name="ce484" office:value-type="string" calcext:value-type="string">
            <text:p>Ali Paşa Ay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0])" office:value-type="float" office:value="24250" calcext:value-type="float">
            <text:p>24.250,00</text:p>
          </table:table-cell>
          <table:table-cell table:style-name="ce488" table:formula="of:=SUM([.G4:.G50])" office:value-type="float" office:value="18900" calcext:value-type="float">
            <text:p>18.900,00</text:p>
          </table:table-cell>
          <table:table-cell table:style-name="ce488" table:formula="of:=[.F1]-[.G1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469"/>
          <table:table-cell table:number-columns-repeated="7"/>
        </table:table-row>
        <table:table-row table:style-name="ro2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2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2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2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2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2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2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2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2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2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2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2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2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2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2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2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2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2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2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2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2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2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4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2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2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2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2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2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2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2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2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2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2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2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2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2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2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2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2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2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2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2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2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2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2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2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2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2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2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2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2" table:number-rows-repeated="104853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2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2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2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2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2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2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2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2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2" table:number-rows-repeated="7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2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2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4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2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2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2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2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2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2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2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2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4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2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2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2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2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2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2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2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2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2" table:number-rows-repeated="104853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3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3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3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3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3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193928.54" calcext:value-type="float">
            <text:p>193.928,54</text:p>
          </table:table-cell>
          <table:table-cell table:number-columns-repeated="2"/>
          <table:table-cell table:style-name="ce540" table:formula="of:=[.F956]-[.C957]+[.D957]" office:value-type="float" office:value="-79490.68" calcext:value-type="float">
            <text:p>-79.490,68</text:p>
          </table:table-cell>
          <table:table-cell table:number-columns-repeated="977"/>
        </table:table-row>
        <table:table-row table:style-name="ro1">
          <table:table-cell table:number-columns-repeated="5"/>
          <table:table-cell table:style-name="ce540" table:formula="of:=[.F957]-[.C958]+[.D958]" office:value-type="float" office:value="-79490.68" calcext:value-type="float">
            <text:p>-79.490,68</text:p>
          </table:table-cell>
          <table:table-cell table:number-columns-repeated="977"/>
        </table:table-row>
        <table:table-row table:style-name="ro3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</text:p>
          </table:table-cell>
          <table:table-cell table:style-name="ce515" table:number-columns-repeated="3"/>
          <table:table-cell table:style-name="ce514" table:formula="of:=[.F958]-[.C959]+[.D959]" office:value-type="float" office:value="-79490.68" calcext:value-type="float">
            <text:p>-79.490,68</text:p>
          </table:table-cell>
          <table:table-cell table:style-name="Default"/>
          <table:table-cell table:number-columns-repeated="976"/>
        </table:table-row>
        <table:table-row table:style-name="ro3">
          <table:table-cell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14" table:formula="of:=[.F959]-[.C960]+[.D960]" office:value-type="float" office:value="-99490.68" calcext:value-type="float">
            <text:p>-99.490,68</text:p>
          </table:table-cell>
          <table:table-cell table:number-columns-repeated="977"/>
        </table:table-row>
        <table:table-row table:style-name="ro1" table:number-rows-repeated="1047615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2016.84" calcext:value-type="float">
            <text:p>-12.016,84</text:p>
          </table:table-cell>
          <table:table-cell table:formula="of:=[.E8]+[.D9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738.42" calcext:value-type="float">
            <text:p>-123.738,42</text:p>
          </table:table-cell>
          <table:table-cell table:formula="of:=[.E12]+[.D13]" office:value-type="float" office:value="-123738.42" calcext:value-type="float">
            <text:p>-123.738,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600.42" calcext:value-type="float">
            <text:p>-125.600,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250.42" calcext:value-type="float">
            <text:p>-126.250,42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738.42" calcext:value-type="float">
            <text:p>-123.738,42</text:p>
          </table:table-cell>
          <table:table-cell table:formula="of:=[.E21]+[.D22]" office:value-type="float" office:value="-123738.42" calcext:value-type="float">
            <text:p>-123.738,42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738.42" calcext:value-type="float">
            <text:p>-123.738,42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3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683.84" calcext:value-type="float">
            <text:p>-251.683,8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83751" calcext:value-type="float">
            <text:p>83.751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½</text:p>
          </table:table-cell>
          <table:table-cell table:style-name="ce563" table:formula="of:=[.F17]/2" office:value-type="float" office:value="43751" calcext:value-type="float">
            <text:p>43.751,00</text:p>
          </table:table-cell>
          <table:table-cell table:style-name="ce563" table:formula="of:=[.C28]" office:value-type="float" office:value="43751" calcext:value-type="float">
            <text:p>43.751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31703.6231884058" calcext:value-type="float">
            <text:p>31.703,62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08751" calcext:value-type="float">
            <text:p>108.751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$DĞŞ.E19]*-1" office:value-type="float" office:value="127945.42" calcext:value-type="float">
            <text:p>127.945,42</text:p>
          </table:table-cell>
          <table:table-cell table:style-name="ce563" table:formula="of:=[.D29]+[.C30]" office:value-type="float" office:value="236696.42" calcext:value-type="float">
            <text:p>236.696,42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6040.9633802817" calcext:value-type="float">
            <text:p>36.040,96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21696.42" calcext:value-type="float">
            <text:p>221.696,42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$TPLM.F40]*-1" office:value-type="float" office:value="-79541.16" calcext:value-type="float">
            <text:p>-79.541,16</text:p>
          </table:table-cell>
          <table:table-cell table:style-name="ce563" table:formula="of:=[.D31]+[.C32]" office:value-type="float" office:value="142155.26" calcext:value-type="float">
            <text:p>142.155,26</text:p>
          </table:table-cell>
          <table:table-cell table:style-name="ce11"/>
          <table:table-cell table:style-name="ce566" table:formula="of:=[$FB_nzn.O109]*-1" office:value-type="float" office:value="-28126.090279631" calcext:value-type="float">
            <text:p>-28.126,09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30</text:p>
          </table:table-cell>
          <table:table-cell table:style-name="ce23" office:value-type="float" office:value="10500" calcext:value-type="float">
            <text:p>10.500,00</text:p>
          </table:table-cell>
          <table:table-cell table:style-name="ce563" table:formula="of:=[.D32]+[.C33]" office:value-type="float" office:value="152655.26" calcext:value-type="float">
            <text:p>152.655,26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944.44444444444" calcext:value-type="float">
            <text:p>1.944,44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80253.4169239772" calcext:value-type="float">
            <text:p>80.253,42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40" table:default-cell-style-name="ce559"/>
        <table:table-column table:style-name="co60" table:default-cell-style-name="ce559"/>
        <table:table-column table:style-name="co59" table:default-cell-style-name="ce559"/>
        <table:table-column table:style-name="co61" table:default-cell-style-name="ce559"/>
        <table:table-column table:style-name="co62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$FB_hc.F35]" office:value-type="float" office:value="80253.4169239772" calcext:value-type="float">
            <text:p>+80.253,42</text:p>
          </table:table-cell>
          <table:table-cell table:style-name="ce594" table:formula="of:=[.D9]+[.C11]" office:value-type="float" office:value="305253.416923977" calcext:value-type="float">
            <text:p>305.253,42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178340926497727" calcext:value-type="percentage">
            <text:p>%17,83</text:p>
          </table:table-cell>
          <table:table-cell table:style-name="ce587" table:formula="of:=[.D11]/[.$E$4]" office:value-type="percentage" office:value="0.678340926497727" calcext:value-type="percentage">
            <text:p>%67,83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3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678340926497727" calcext:value-type="percentage">
            <text:p>%67,83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80253.4169239772" calcext:value-type="float">
            <text:p>-80.253,42</text:p>
          </table:table-cell>
          <table:table-cell table:style-name="ce597" table:formula="of:=[.D19]+[.C21]" office:value-type="float" office:value="144746.583076023" calcext:value-type="float">
            <text:p>144.746,58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178340926497727" calcext:value-type="percentage">
            <text:p>-%17,83</text:p>
          </table:table-cell>
          <table:table-cell table:style-name="ce587" table:formula="of:=[.D21]/[.$E$4]" office:value-type="percentage" office:value="0.321659073502273" calcext:value-type="percentage">
            <text:p>%32,17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3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321659073502273" calcext:value-type="percentage">
            <text:p>%32,17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nzn" table:style-name="ta1">
        <table:table-column table:style-name="co63" table:default-cell-style-name="ce605"/>
        <table:table-column table:style-name="co64" table:default-cell-style-name="ce605"/>
        <table:table-column table:style-name="co65" table:default-cell-style-name="ce605"/>
        <table:table-column table:style-name="co66" table:default-cell-style-name="ce605"/>
        <table:table-column table:style-name="co67" table:default-cell-style-name="ce605"/>
        <table:table-column table:style-name="co68" table:default-cell-style-name="ce605"/>
        <table:table-column table:style-name="co69" table:default-cell-style-name="ce605"/>
        <table:table-column table:style-name="co70" table:default-cell-style-name="ce605"/>
        <table:table-column table:style-name="co71" table:default-cell-style-name="ce605"/>
        <table:table-column table:style-name="co69" table:default-cell-style-name="ce605"/>
        <table:table-column table:style-name="co70" table:default-cell-style-name="ce605"/>
        <table:table-column table:style-name="co23" table:default-cell-style-name="ce605"/>
        <table:table-column table:style-name="co66" table:default-cell-style-name="ce605"/>
        <table:table-column table:style-name="co27" table:default-cell-style-name="ce605"/>
        <table:table-column table:style-name="co70" table:default-cell-style-name="ce605"/>
        <table:table-column table:style-name="co23" table:default-cell-style-name="ce605"/>
        <table:table-column table:style-name="co27" table:number-columns-repeated="2" table:default-cell-style-name="ce605"/>
        <table:table-column table:style-name="co23" table:number-columns-repeated="2" table:default-cell-style-name="ce605"/>
        <table:table-column table:style-name="co27" table:default-cell-style-name="ce605"/>
        <table:table-column table:style-name="co15" table:number-columns-repeated="1003" table:default-cell-style-name="ce605"/>
        <table:table-row table:style-name="ro2">
          <table:table-cell table:number-columns-repeated="1024"/>
        </table:table-row>
        <table:table-row table:style-name="ro2">
          <table:table-cell/>
          <table:table-cell table:style-name="ce281" office:value-type="string" calcext:value-type="string">
            <text:p>ALİ PAŞA HAMAM ARSA YILLARA GÖRE KİRA GELİRLERİ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84" office:value-type="string" calcext:value-type="string" table:number-columns-spanned="3" table:number-rows-spanned="1">
            <text:p>AYGAZ</text:p>
          </table:table-cell>
          <table:covered-table-cell table:number-columns-repeated="2" table:style-name="ce388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5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388"/>
          <table:table-cell table:style-name="ce391" office:value-type="string" calcext:value-type="string" table:number-columns-spanned="2" table:number-rows-spanned="1">
            <text:p>ATİLA</text:p>
          </table:table-cell>
          <table:covered-table-cell table:style-name="ce391"/>
          <table:table-cell table:style-name="ce391"/>
          <table:table-cell table:style-name="ce391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1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tl/usd</text:p>
          </table:table-cell>
          <table:table-cell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 table:style-name="ce607"/>
          <table:table-cell table:style-name="ce607" table:formula="of:=[$Aygz.G50]" office:value-type="float" office:value="1000" calcext:value-type="float">
            <text:p>1.000,00</text:p>
          </table:table-cell>
          <table:table-cell table:style-name="ce607" table:formula="of:=[.E8]/[.C8]" office:value-type="float" office:value="628.930817610063" calcext:value-type="float">
            <text:p>628,93</text:p>
          </table:table-cell>
          <table:table-cell table:style-name="ce612"/>
          <table:table-cell table:style-name="ce338" table:formula="of:=[.E8]*[.$I$5]" office:value-type="float" office:value="541.666666666667" calcext:value-type="float">
            <text:p>541,67</text:p>
          </table:table-cell>
          <table:table-cell table:style-name="ce338" table:formula="of:=[.F8]*[.$I$5]" office:value-type="float" office:value="340.670859538784" calcext:value-type="float">
            <text:p>340,67</text:p>
          </table:table-cell>
          <table:table-cell table:style-name="ce338"/>
          <table:table-cell table:style-name="ce338" table:formula="of:=[.E8]*[.$L$5]" office:value-type="float" office:value="125" calcext:value-type="float">
            <text:p>125,00</text:p>
          </table:table-cell>
          <table:table-cell table:style-name="ce338" table:formula="of:=[.F8]*[.$L$5]" office:value-type="float" office:value="78.6163522012579" calcext:value-type="float">
            <text:p>78,62</text:p>
          </table:table-cell>
          <table:table-cell table:style-name="ce338"/>
          <table:table-cell table:style-name="ce338" table:formula="of:=[.E8]*[.$O$5]" office:value-type="float" office:value="333.333333333333" calcext:value-type="float">
            <text:p>333,33</text:p>
          </table:table-cell>
          <table:table-cell table:style-name="ce338" table:formula="of:=[.F8]*[.$O$5]" office:value-type="float" office:value="209.643605870021" calcext:value-type="float">
            <text:p>209,64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 table:style-name="ce607" table:number-columns-repeated="2"/>
          <table:table-cell table:style-name="ce607" table:formula="of:=[.E9]/[.C9]" office:value-type="float" office:value="0" calcext:value-type="float">
            <text:p>0,00</text:p>
          </table:table-cell>
          <table:table-cell table:style-name="ce612"/>
          <table:table-cell table:style-name="ce338" table:formula="of:=[.E9]*[.$I$5]" office:value-type="float" office:value="0" calcext:value-type="float">
            <text:p>0,00</text:p>
          </table:table-cell>
          <table:table-cell table:style-name="ce338" table:formula="of:=[.F9]*[.$I$5]" office:value-type="float" office:value="0" calcext:value-type="float">
            <text:p>0,00</text:p>
          </table:table-cell>
          <table:table-cell table:style-name="ce338"/>
          <table:table-cell table:style-name="ce338" table:formula="of:=[.E9]*[.$L$5]" office:value-type="float" office:value="0" calcext:value-type="float">
            <text:p>0,00</text:p>
          </table:table-cell>
          <table:table-cell table:style-name="ce338" table:formula="of:=[.F9]*[.$L$5]" office:value-type="float" office:value="0" calcext:value-type="float">
            <text:p>0,00</text:p>
          </table:table-cell>
          <table:table-cell table:style-name="ce338"/>
          <table:table-cell table:style-name="ce338" table:formula="of:=[.E9]*[.$O$5]" office:value-type="float" office:value="0" calcext:value-type="float">
            <text:p>0,00</text:p>
          </table:table-cell>
          <table:table-cell table:style-name="ce338" table:formula="of:=[.F9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 table:style-name="ce607" table:number-columns-repeated="2"/>
          <table:table-cell table:style-name="ce607" table:formula="of:=[.E10]/[.C10]" office:value-type="float" office:value="0" calcext:value-type="float">
            <text:p>0,00</text:p>
          </table:table-cell>
          <table:table-cell table:style-name="ce612"/>
          <table:table-cell table:style-name="ce338" table:formula="of:=[.E10]*[.$I$5]" office:value-type="float" office:value="0" calcext:value-type="float">
            <text:p>0,00</text:p>
          </table:table-cell>
          <table:table-cell table:style-name="ce338" table:formula="of:=[.F10]*[.$I$5]" office:value-type="float" office:value="0" calcext:value-type="float">
            <text:p>0,00</text:p>
          </table:table-cell>
          <table:table-cell table:style-name="ce338"/>
          <table:table-cell table:style-name="ce338" table:formula="of:=[.E10]*[.$L$5]" office:value-type="float" office:value="0" calcext:value-type="float">
            <text:p>0,00</text:p>
          </table:table-cell>
          <table:table-cell table:style-name="ce338" table:formula="of:=[.F10]*[.$L$5]" office:value-type="float" office:value="0" calcext:value-type="float">
            <text:p>0,00</text:p>
          </table:table-cell>
          <table:table-cell table:style-name="ce338"/>
          <table:table-cell table:style-name="ce338" table:formula="of:=[.E10]*[.$O$5]" office:value-type="float" office:value="0" calcext:value-type="float">
            <text:p>0,00</text:p>
          </table:table-cell>
          <table:table-cell table:style-name="ce338" table:formula="of:=[.F10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 table:style-name="ce607"/>
          <table:table-cell table:style-name="ce607" table:formula="of:=[$Aygz.G47]" office:value-type="float" office:value="450" calcext:value-type="float">
            <text:p>450,00</text:p>
          </table:table-cell>
          <table:table-cell table:style-name="ce607" table:formula="of:=[.E11]/[.C11]" office:value-type="float" office:value="214.285714285714" calcext:value-type="float">
            <text:p>214,29</text:p>
          </table:table-cell>
          <table:table-cell table:style-name="ce612"/>
          <table:table-cell table:style-name="ce338" table:formula="of:=[.E11]*[.$I$5]" office:value-type="float" office:value="243.75" calcext:value-type="float">
            <text:p>243,75</text:p>
          </table:table-cell>
          <table:table-cell table:style-name="ce338" table:formula="of:=[.F11]*[.$I$5]" office:value-type="float" office:value="116.071428571429" calcext:value-type="float">
            <text:p>116,07</text:p>
          </table:table-cell>
          <table:table-cell table:style-name="ce338"/>
          <table:table-cell table:style-name="ce338" table:formula="of:=[.E11]*[.$L$5]" office:value-type="float" office:value="56.25" calcext:value-type="float">
            <text:p>56,25</text:p>
          </table:table-cell>
          <table:table-cell table:style-name="ce338" table:formula="of:=[.F11]*[.$L$5]" office:value-type="float" office:value="26.7857142857143" calcext:value-type="float">
            <text:p>26,79</text:p>
          </table:table-cell>
          <table:table-cell table:style-name="ce338"/>
          <table:table-cell table:style-name="ce338" table:formula="of:=[.E11]*[.$O$5]" office:value-type="float" office:value="150" calcext:value-type="float">
            <text:p>150,00</text:p>
          </table:table-cell>
          <table:table-cell table:style-name="ce338" table:formula="of:=[.F11]*[.$O$5]" office:value-type="float" office:value="71.4285714285714" calcext:value-type="float">
            <text:p>71,43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 table:style-name="ce607"/>
          <table:table-cell table:style-name="ce607" table:formula="of:=[$Aygz.F45]" office:value-type="float" office:value="4200" calcext:value-type="float">
            <text:p>4.200,00</text:p>
          </table:table-cell>
          <table:table-cell table:style-name="ce607" table:formula="of:=[.E12]/[.C12]" office:value-type="float" office:value="1567.16417910448" calcext:value-type="float">
            <text:p>1.567,16</text:p>
          </table:table-cell>
          <table:table-cell table:style-name="ce612"/>
          <table:table-cell table:style-name="ce338" table:formula="of:=[.E12]*[.$I$5]" office:value-type="float" office:value="2275" calcext:value-type="float">
            <text:p>2.275,00</text:p>
          </table:table-cell>
          <table:table-cell table:style-name="ce338" table:formula="of:=[.F12]*[.$I$5]" office:value-type="float" office:value="848.880597014925" calcext:value-type="float">
            <text:p>848,88</text:p>
          </table:table-cell>
          <table:table-cell table:style-name="ce338"/>
          <table:table-cell table:style-name="ce338" table:formula="of:=[.E12]*[.$L$5]" office:value-type="float" office:value="525" calcext:value-type="float">
            <text:p>525,00</text:p>
          </table:table-cell>
          <table:table-cell table:style-name="ce338" table:formula="of:=[.F12]*[.$L$5]" office:value-type="float" office:value="195.89552238806" calcext:value-type="float">
            <text:p>195,90</text:p>
          </table:table-cell>
          <table:table-cell table:style-name="ce338"/>
          <table:table-cell table:style-name="ce338" table:formula="of:=[.E12]*[.$O$5]" office:value-type="float" office:value="1400" calcext:value-type="float">
            <text:p>1.400,00</text:p>
          </table:table-cell>
          <table:table-cell table:style-name="ce338" table:formula="of:=[.F12]*[.$O$5]" office:value-type="float" office:value="522.388059701493" calcext:value-type="float">
            <text:p>522,39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 table:style-name="ce607"/>
          <table:table-cell table:style-name="ce607" table:formula="of:=[$Aygz.C33]" office:value-type="float" office:value="2950" calcext:value-type="float">
            <text:p>2.950,00</text:p>
          </table:table-cell>
          <table:table-cell table:style-name="ce607" table:formula="of:=[.E13]/[.C13]" office:value-type="float" office:value="1000" calcext:value-type="float">
            <text:p>1.000,00</text:p>
          </table:table-cell>
          <table:table-cell table:style-name="ce612"/>
          <table:table-cell table:style-name="ce338" table:formula="of:=[.E13]*[.$I$5]" office:value-type="float" office:value="1597.91666666667" calcext:value-type="float">
            <text:p>1.597,92</text:p>
          </table:table-cell>
          <table:table-cell table:style-name="ce338" table:formula="of:=[.F13]*[.$I$5]" office:value-type="float" office:value="541.666666666667" calcext:value-type="float">
            <text:p>541,67</text:p>
          </table:table-cell>
          <table:table-cell table:style-name="ce338"/>
          <table:table-cell table:style-name="ce338" table:formula="of:=[.E13]*[.$L$5]" office:value-type="float" office:value="368.75" calcext:value-type="float">
            <text:p>368,75</text:p>
          </table:table-cell>
          <table:table-cell table:style-name="ce338" table:formula="of:=[.F13]*[.$L$5]" office:value-type="float" office:value="125" calcext:value-type="float">
            <text:p>125,00</text:p>
          </table:table-cell>
          <table:table-cell table:style-name="ce338"/>
          <table:table-cell table:style-name="ce338" table:formula="of:=[.E13]*[.$O$5]" office:value-type="float" office:value="983.333333333333" calcext:value-type="float">
            <text:p>983,33</text:p>
          </table:table-cell>
          <table:table-cell table:style-name="ce338" table:formula="of:=[.F13]*[.$O$5]" office:value-type="float" office:value="333.333333333333" calcext:value-type="float">
            <text:p>333,33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4]/[.C14]" office:value-type="float" office:value="0" calcext:value-type="float">
            <text:p>0,00</text:p>
          </table:table-cell>
          <table:table-cell table:style-name="ce612"/>
          <table:table-cell table:style-name="ce338" table:formula="of:=[.E14]*[.$I$5]" office:value-type="float" office:value="0" calcext:value-type="float">
            <text:p>0,00</text:p>
          </table:table-cell>
          <table:table-cell table:style-name="ce338" table:formula="of:=[.F14]*[.$I$5]" office:value-type="float" office:value="0" calcext:value-type="float">
            <text:p>0,00</text:p>
          </table:table-cell>
          <table:table-cell table:style-name="ce338"/>
          <table:table-cell table:style-name="ce338" table:formula="of:=[.E14]*[.$L$5]" office:value-type="float" office:value="0" calcext:value-type="float">
            <text:p>0,00</text:p>
          </table:table-cell>
          <table:table-cell table:style-name="ce338" table:formula="of:=[.F14]*[.$L$5]" office:value-type="float" office:value="0" calcext:value-type="float">
            <text:p>0,00</text:p>
          </table:table-cell>
          <table:table-cell table:style-name="ce338"/>
          <table:table-cell table:style-name="ce338" table:formula="of:=[.E14]*[.$O$5]" office:value-type="float" office:value="0" calcext:value-type="float">
            <text:p>0,00</text:p>
          </table:table-cell>
          <table:table-cell table:style-name="ce338" table:formula="of:=[.F14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5]/[.C15]" office:value-type="float" office:value="0" calcext:value-type="float">
            <text:p>0,00</text:p>
          </table:table-cell>
          <table:table-cell table:style-name="ce612"/>
          <table:table-cell table:style-name="ce338" table:formula="of:=[.E15]*[.$I$5]" office:value-type="float" office:value="0" calcext:value-type="float">
            <text:p>0,00</text:p>
          </table:table-cell>
          <table:table-cell table:style-name="ce338" table:formula="of:=[.F15]*[.$I$5]" office:value-type="float" office:value="0" calcext:value-type="float">
            <text:p>0,00</text:p>
          </table:table-cell>
          <table:table-cell table:style-name="ce338"/>
          <table:table-cell table:style-name="ce338" table:formula="of:=[.E15]*[.$L$5]" office:value-type="float" office:value="0" calcext:value-type="float">
            <text:p>0,00</text:p>
          </table:table-cell>
          <table:table-cell table:style-name="ce338" table:formula="of:=[.F15]*[.$L$5]" office:value-type="float" office:value="0" calcext:value-type="float">
            <text:p>0,00</text:p>
          </table:table-cell>
          <table:table-cell table:style-name="ce338"/>
          <table:table-cell table:style-name="ce338" table:formula="of:=[.E15]*[.$O$5]" office:value-type="float" office:value="0" calcext:value-type="float">
            <text:p>0,00</text:p>
          </table:table-cell>
          <table:table-cell table:style-name="ce338" table:formula="of:=[.F15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 table:style-name="ce607" table:number-columns-repeated="2"/>
          <table:table-cell table:style-name="ce607" table:formula="of:=[.E16]/[.C16]" office:value-type="float" office:value="0" calcext:value-type="float">
            <text:p>0,00</text:p>
          </table:table-cell>
          <table:table-cell table:style-name="ce612"/>
          <table:table-cell table:style-name="ce338" table:formula="of:=[.E16]*[.$I$5]" office:value-type="float" office:value="0" calcext:value-type="float">
            <text:p>0,00</text:p>
          </table:table-cell>
          <table:table-cell table:style-name="ce338" table:formula="of:=[.F16]*[.$I$5]" office:value-type="float" office:value="0" calcext:value-type="float">
            <text:p>0,00</text:p>
          </table:table-cell>
          <table:table-cell table:style-name="ce338"/>
          <table:table-cell table:style-name="ce338" table:formula="of:=[.E16]*[.$L$5]" office:value-type="float" office:value="0" calcext:value-type="float">
            <text:p>0,00</text:p>
          </table:table-cell>
          <table:table-cell table:style-name="ce338" table:formula="of:=[.F16]*[.$L$5]" office:value-type="float" office:value="0" calcext:value-type="float">
            <text:p>0,00</text:p>
          </table:table-cell>
          <table:table-cell table:style-name="ce338"/>
          <table:table-cell table:style-name="ce338" table:formula="of:=[.E16]*[.$O$5]" office:value-type="float" office:value="0" calcext:value-type="float">
            <text:p>0,00</text:p>
          </table:table-cell>
          <table:table-cell table:style-name="ce338" table:formula="of:=[.F16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 table:style-name="ce607"/>
          <table:table-cell table:style-name="ce607" table:formula="of:=[$Aygz.C17]" office:value-type="float" office:value="3300" calcext:value-type="float">
            <text:p>3.300,00</text:p>
          </table:table-cell>
          <table:table-cell table:style-name="ce607" table:formula="of:=[.E17]/[.C17]" office:value-type="float" office:value="717.391304347826" calcext:value-type="float">
            <text:p>717,39</text:p>
          </table:table-cell>
          <table:table-cell table:style-name="ce612"/>
          <table:table-cell table:style-name="ce338" table:formula="of:=[.E17]*[.$I$5]" office:value-type="float" office:value="1787.5" calcext:value-type="float">
            <text:p>1.787,50</text:p>
          </table:table-cell>
          <table:table-cell table:style-name="ce338" table:formula="of:=[.F17]*[.$I$5]" office:value-type="float" office:value="388.586956521739" calcext:value-type="float">
            <text:p>388,59</text:p>
          </table:table-cell>
          <table:table-cell table:style-name="ce338"/>
          <table:table-cell table:style-name="ce338" table:formula="of:=[.E17]*[.$L$5]" office:value-type="float" office:value="412.5" calcext:value-type="float">
            <text:p>412,50</text:p>
          </table:table-cell>
          <table:table-cell table:style-name="ce338" table:formula="of:=[.F17]*[.$L$5]" office:value-type="float" office:value="89.6739130434783" calcext:value-type="float">
            <text:p>89,67</text:p>
          </table:table-cell>
          <table:table-cell table:style-name="ce338"/>
          <table:table-cell table:style-name="ce338" table:formula="of:=[.E17]*[.$O$5]" office:value-type="float" office:value="1100" calcext:value-type="float">
            <text:p>1.100,00</text:p>
          </table:table-cell>
          <table:table-cell table:style-name="ce338" table:formula="of:=[.F17]*[.$O$5]" office:value-type="float" office:value="239.130434782609" calcext:value-type="float">
            <text:p>239,13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 table:style-name="ce607"/>
          <table:table-cell table:style-name="ce607" table:formula="of:=[$Aygz.C8]" office:value-type="float" office:value="7000" calcext:value-type="float">
            <text:p>7.000,00</text:p>
          </table:table-cell>
          <table:table-cell table:style-name="ce607" table:formula="of:=[.E18]/[.C18]" office:value-type="float" office:value="1202.74914089347" calcext:value-type="float">
            <text:p>1.202,75</text:p>
          </table:table-cell>
          <table:table-cell table:style-name="ce612"/>
          <table:table-cell table:style-name="ce338" table:formula="of:=[.E18]*[.$I$5]" office:value-type="float" office:value="3791.66666666667" calcext:value-type="float">
            <text:p>3.791,67</text:p>
          </table:table-cell>
          <table:table-cell table:style-name="ce338" table:formula="of:=[.F18]*[.$I$5]" office:value-type="float" office:value="651.489117983963" calcext:value-type="float">
            <text:p>651,49</text:p>
          </table:table-cell>
          <table:table-cell table:style-name="ce338"/>
          <table:table-cell table:style-name="ce338" table:formula="of:=[.E18]*[.$L$5]" office:value-type="float" office:value="875" calcext:value-type="float">
            <text:p>875,00</text:p>
          </table:table-cell>
          <table:table-cell table:style-name="ce338" table:formula="of:=[.F18]*[.$L$5]" office:value-type="float" office:value="150.343642611684" calcext:value-type="float">
            <text:p>150,34</text:p>
          </table:table-cell>
          <table:table-cell table:style-name="ce338"/>
          <table:table-cell table:style-name="ce338" table:formula="of:=[.E18]*[.$O$5]" office:value-type="float" office:value="2333.33333333333" calcext:value-type="float">
            <text:p>2.333,33</text:p>
          </table:table-cell>
          <table:table-cell table:style-name="ce338" table:formula="of:=[.F18]*[.$O$5]" office:value-type="float" office:value="400.916380297824" calcext:value-type="float">
            <text:p>400,92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table:style-name="ce281" office:value-type="string" calcext:value-type="string">
            <text:p>TOPLAMLAR</text:p>
          </table:table-cell>
          <table:table-cell table:style-name="ce610" table:number-columns-repeated="4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table:style-name="ce485"/>
          <table:table-cell table:style-name="ce610"/>
          <table:table-cell table:style-name="ce284" office:value-type="string" calcext:value-type="string">
            <text:p>TL</text:p>
          </table:table-cell>
          <table:table-cell table:style-name="ce610" table:formula="of:=SUM([.E8:.E18])" office:value-type="float" office:value="18900" calcext:value-type="float">
            <text:p>18.900,00</text:p>
          </table:table-cell>
          <table:table-cell table:style-name="ce485"/>
          <table:table-cell table:style-name="ce345"/>
          <table:table-cell table:style-name="ce610" table:formula="of:=SUM([.H8:.H18])" office:value-type="float" office:value="10237.5" calcext:value-type="float">
            <text:p>10.237,50</text:p>
          </table:table-cell>
          <table:table-cell table:style-name="ce392"/>
          <table:table-cell table:style-name="ce479"/>
          <table:table-cell table:style-name="ce610" table:formula="of:=SUM([.K8:.K18])" office:value-type="float" office:value="2362.5" calcext:value-type="float">
            <text:p>2.362,50</text:p>
          </table:table-cell>
          <table:table-cell table:style-name="ce392"/>
          <table:table-cell table:style-name="ce479"/>
          <table:table-cell table:style-name="ce610" table:formula="of:=SUM([.N8:.N18])" office:value-type="float" office:value="6300" calcext:value-type="float">
            <text:p>6.300,00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2">
          <table:table-cell/>
          <table:table-cell table:style-name="ce284"/>
          <table:table-cell table:style-name="ce610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8:.F18])" office:value-type="float" office:value="5330.52115624155" calcext:value-type="float">
            <text:p>5.330,52</text:p>
          </table:table-cell>
          <table:table-cell table:style-name="ce345"/>
          <table:table-cell table:style-name="ce392"/>
          <table:table-cell table:style-name="ce610" table:formula="of:=SUM([.I8:.I18])" office:value-type="float" office:value="2887.36562629751" calcext:value-type="float">
            <text:p>2.887,37</text:p>
          </table:table-cell>
          <table:table-cell table:style-name="ce479"/>
          <table:table-cell table:style-name="ce392" table:formula="of:=[.K20]/[.E20]" office:value-type="float" office:value="0.125" calcext:value-type="float">
            <text:p>0,125</text:p>
          </table:table-cell>
          <table:table-cell table:style-name="ce610" table:formula="of:=SUM([.L8:.L18])" office:value-type="float" office:value="666.315144530194" calcext:value-type="float">
            <text:p>666,32</text:p>
          </table:table-cell>
          <table:table-cell table:style-name="ce479"/>
          <table:table-cell table:style-name="ce392"/>
          <table:table-cell table:style-name="ce610" table:formula="of:=SUM([.O8:.O18])" office:value-type="float" office:value="1776.84038541385" calcext:value-type="float">
            <text:p>1.776,8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2"/>
          <table:table-cell table:style-name="ce607" table:number-columns-repeated="4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ce607" table:number-columns-repeated="2"/>
          <table:table-cell table:style-name="Default"/>
          <table:table-cell table:style-name="ce607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2" table:number-rows-repeated="2">
          <table:table-cell table:number-columns-repeated="4"/>
          <table:table-cell table:style-name="ce607" table:number-columns-repeated="3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4"/>
          <table:table-cell table:style-name="ce384" office:value-type="string" calcext:value-type="string" table:number-columns-spanned="3" table:number-rows-spanned="1">
            <text:p>MİLANGAZ</text:p>
          </table:table-cell>
          <table:covered-table-cell table:number-columns-repeated="2" table:style-name="ce390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4"/>
          <table:table-cell table:style-name="ce385" office:value-type="string" calcext:value-type="string" table:number-columns-spanned="2" table:number-rows-spanned="1">
            <text:p>TOPLAM KİRA</text:p>
          </table:table-cell>
          <table:covered-table-cell/>
          <table:table-cell table:style-name="ce390"/>
          <table:table-cell table:style-name="ce391" office:value-type="string" calcext:value-type="string" table:number-columns-spanned="2" table:number-rows-spanned="1">
            <text:p>ATİLA</text:p>
          </table:table-cell>
          <table:covered-table-cell table:style-name="ce391"/>
          <table:table-cell table:style-name="ce391"/>
          <table:table-cell table:style-name="ce391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1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/>
          <table:table-cell table:style-name="ce607" table:formula="of:=[.E29]/[.C29]" office:value-type="float" office:value="0" calcext:value-type="float">
            <text:p>0,00</text:p>
          </table:table-cell>
          <table:table-cell table:style-name="ce612"/>
          <table:table-cell table:style-name="ce338" table:formula="of:=[.E29]*[.$I$26]" office:value-type="float" office:value="0" calcext:value-type="float">
            <text:p>0,00</text:p>
          </table:table-cell>
          <table:table-cell table:style-name="ce338" table:formula="of:=[.F29]*[.$I$26]" office:value-type="float" office:value="0" calcext:value-type="float">
            <text:p>0,00</text:p>
          </table:table-cell>
          <table:table-cell table:style-name="ce338"/>
          <table:table-cell table:style-name="ce338" table:formula="of:=[.E29]*[.$L$26]" office:value-type="float" office:value="0" calcext:value-type="float">
            <text:p>0,00</text:p>
          </table:table-cell>
          <table:table-cell table:style-name="ce338" table:formula="of:=[.F29]*[.$L$26]" office:value-type="float" office:value="0" calcext:value-type="float">
            <text:p>0,00</text:p>
          </table:table-cell>
          <table:table-cell table:style-name="ce338"/>
          <table:table-cell table:style-name="ce338" table:formula="of:=[.E29]*[.$O$26]" office:value-type="float" office:value="0" calcext:value-type="float">
            <text:p>0,00</text:p>
          </table:table-cell>
          <table:table-cell table:style-name="ce338" table:formula="of:=[.F29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/>
          <table:table-cell table:style-name="ce607" table:formula="of:=[.E30]/[.C30]" office:value-type="float" office:value="0" calcext:value-type="float">
            <text:p>0,00</text:p>
          </table:table-cell>
          <table:table-cell table:style-name="ce612"/>
          <table:table-cell table:style-name="ce338" table:formula="of:=[.E30]*[.$I$26]" office:value-type="float" office:value="0" calcext:value-type="float">
            <text:p>0,00</text:p>
          </table:table-cell>
          <table:table-cell table:style-name="ce338" table:formula="of:=[.F30]*[.$I$26]" office:value-type="float" office:value="0" calcext:value-type="float">
            <text:p>0,00</text:p>
          </table:table-cell>
          <table:table-cell table:style-name="ce338"/>
          <table:table-cell table:style-name="ce338" table:formula="of:=[.E30]*[.$L$26]" office:value-type="float" office:value="0" calcext:value-type="float">
            <text:p>0,00</text:p>
          </table:table-cell>
          <table:table-cell table:style-name="ce338" table:formula="of:=[.F30]*[.$L$26]" office:value-type="float" office:value="0" calcext:value-type="float">
            <text:p>0,00</text:p>
          </table:table-cell>
          <table:table-cell table:style-name="ce338"/>
          <table:table-cell table:style-name="ce338" table:formula="of:=[.E30]*[.$O$26]" office:value-type="float" office:value="0" calcext:value-type="float">
            <text:p>0,00</text:p>
          </table:table-cell>
          <table:table-cell table:style-name="ce338" table:formula="of:=[.F30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/>
          <table:table-cell table:style-name="ce607" table:formula="of:=[.E31]/[.C31]" office:value-type="float" office:value="0" calcext:value-type="float">
            <text:p>0,00</text:p>
          </table:table-cell>
          <table:table-cell table:style-name="ce612"/>
          <table:table-cell table:style-name="ce338" table:formula="of:=[.E31]*[.$I$26]" office:value-type="float" office:value="0" calcext:value-type="float">
            <text:p>0,00</text:p>
          </table:table-cell>
          <table:table-cell table:style-name="ce338" table:formula="of:=[.F31]*[.$I$26]" office:value-type="float" office:value="0" calcext:value-type="float">
            <text:p>0,00</text:p>
          </table:table-cell>
          <table:table-cell table:style-name="ce338"/>
          <table:table-cell table:style-name="ce338" table:formula="of:=[.E31]*[.$L$26]" office:value-type="float" office:value="0" calcext:value-type="float">
            <text:p>0,00</text:p>
          </table:table-cell>
          <table:table-cell table:style-name="ce338" table:formula="of:=[.F31]*[.$L$26]" office:value-type="float" office:value="0" calcext:value-type="float">
            <text:p>0,00</text:p>
          </table:table-cell>
          <table:table-cell table:style-name="ce338"/>
          <table:table-cell table:style-name="ce338" table:formula="of:=[.E31]*[.$O$26]" office:value-type="float" office:value="0" calcext:value-type="float">
            <text:p>0,00</text:p>
          </table:table-cell>
          <table:table-cell table:style-name="ce338" table:formula="of:=[.F31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/>
          <table:table-cell table:style-name="ce607" table:formula="of:=[.E32]/[.C32]" office:value-type="float" office:value="0" calcext:value-type="float">
            <text:p>0,00</text:p>
          </table:table-cell>
          <table:table-cell table:style-name="ce612"/>
          <table:table-cell table:style-name="ce338" table:formula="of:=[.E32]*[.$I$26]" office:value-type="float" office:value="0" calcext:value-type="float">
            <text:p>0,00</text:p>
          </table:table-cell>
          <table:table-cell table:style-name="ce338" table:formula="of:=[.F32]*[.$I$26]" office:value-type="float" office:value="0" calcext:value-type="float">
            <text:p>0,00</text:p>
          </table:table-cell>
          <table:table-cell table:style-name="ce338"/>
          <table:table-cell table:style-name="ce338" table:formula="of:=[.E32]*[.$L$26]" office:value-type="float" office:value="0" calcext:value-type="float">
            <text:p>0,00</text:p>
          </table:table-cell>
          <table:table-cell table:style-name="ce338" table:formula="of:=[.F32]*[.$L$26]" office:value-type="float" office:value="0" calcext:value-type="float">
            <text:p>0,00</text:p>
          </table:table-cell>
          <table:table-cell table:style-name="ce338"/>
          <table:table-cell table:style-name="ce338" table:formula="of:=[.E32]*[.$O$26]" office:value-type="float" office:value="0" calcext:value-type="float">
            <text:p>0,00</text:p>
          </table:table-cell>
          <table:table-cell table:style-name="ce338" table:formula="of:=[.F32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Mlngz.G25]" office:value-type="float" office:value="4000" calcext:value-type="float">
            <text:p>4.000,00</text:p>
          </table:table-cell>
          <table:table-cell table:style-name="ce607" table:formula="of:=[.E33]/[.C33]" office:value-type="float" office:value="1492.53731343284" calcext:value-type="float">
            <text:p>1.492,54</text:p>
          </table:table-cell>
          <table:table-cell table:style-name="ce612"/>
          <table:table-cell table:style-name="ce338" table:formula="of:=[.E33]*[.$I$26]" office:value-type="float" office:value="2166.66666666667" calcext:value-type="float">
            <text:p>2.166,67</text:p>
          </table:table-cell>
          <table:table-cell table:style-name="ce338" table:formula="of:=[.F33]*[.$I$26]" office:value-type="float" office:value="808.457711442786" calcext:value-type="float">
            <text:p>808,46</text:p>
          </table:table-cell>
          <table:table-cell table:style-name="ce338"/>
          <table:table-cell table:style-name="ce338" table:formula="of:=[.E33]*[.$L$26]" office:value-type="float" office:value="500" calcext:value-type="float">
            <text:p>500,00</text:p>
          </table:table-cell>
          <table:table-cell table:style-name="ce338" table:formula="of:=[.F33]*[.$L$26]" office:value-type="float" office:value="186.567164179104" calcext:value-type="float">
            <text:p>186,57</text:p>
          </table:table-cell>
          <table:table-cell table:style-name="ce338"/>
          <table:table-cell table:style-name="ce338" table:formula="of:=[.E33]*[.$O$26]" office:value-type="float" office:value="1333.33333333333" calcext:value-type="float">
            <text:p>1.333,33</text:p>
          </table:table-cell>
          <table:table-cell table:style-name="ce338" table:formula="of:=[.F33]*[.$O$26]" office:value-type="float" office:value="497.512437810945" calcext:value-type="float">
            <text:p>497,51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Mlngz.G22]" office:value-type="float" office:value="5600" calcext:value-type="float">
            <text:p>5.600,00</text:p>
          </table:table-cell>
          <table:table-cell table:style-name="ce607" table:formula="of:=[.E34]/[.C34]" office:value-type="float" office:value="1898.30508474576" calcext:value-type="float">
            <text:p>1.898,31</text:p>
          </table:table-cell>
          <table:table-cell table:style-name="ce612"/>
          <table:table-cell table:style-name="ce338" table:formula="of:=[.E34]*[.$I$26]" office:value-type="float" office:value="3033.33333333333" calcext:value-type="float">
            <text:p>3.033,33</text:p>
          </table:table-cell>
          <table:table-cell table:style-name="ce338" table:formula="of:=[.F34]*[.$I$26]" office:value-type="float" office:value="1028.24858757062" calcext:value-type="float">
            <text:p>1.028,25</text:p>
          </table:table-cell>
          <table:table-cell table:style-name="ce338"/>
          <table:table-cell table:style-name="ce338" table:formula="of:=[.E34]*[.$L$26]" office:value-type="float" office:value="700" calcext:value-type="float">
            <text:p>700,00</text:p>
          </table:table-cell>
          <table:table-cell table:style-name="ce338" table:formula="of:=[.F34]*[.$L$26]" office:value-type="float" office:value="237.28813559322" calcext:value-type="float">
            <text:p>237,29</text:p>
          </table:table-cell>
          <table:table-cell table:style-name="ce338"/>
          <table:table-cell table:style-name="ce338" table:formula="of:=[.E34]*[.$O$26]" office:value-type="float" office:value="1866.66666666667" calcext:value-type="float">
            <text:p>1.866,67</text:p>
          </table:table-cell>
          <table:table-cell table:style-name="ce338" table:formula="of:=[.F34]*[.$O$26]" office:value-type="float" office:value="632.768361581921" calcext:value-type="float">
            <text:p>632,77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Mlngz.G18]" office:value-type="float" office:value="4400" calcext:value-type="float">
            <text:p>4.400,00</text:p>
          </table:table-cell>
          <table:table-cell table:style-name="ce607" table:formula="of:=[.E35]/[.C35]" office:value-type="float" office:value="1239.43661971831" calcext:value-type="float">
            <text:p>1.239,44</text:p>
          </table:table-cell>
          <table:table-cell table:style-name="ce612"/>
          <table:table-cell table:style-name="ce338" table:formula="of:=[.E35]*[.$I$26]" office:value-type="float" office:value="2383.33333333333" calcext:value-type="float">
            <text:p>2.383,33</text:p>
          </table:table-cell>
          <table:table-cell table:style-name="ce338" table:formula="of:=[.F35]*[.$I$26]" office:value-type="float" office:value="671.361502347418" calcext:value-type="float">
            <text:p>671,36</text:p>
          </table:table-cell>
          <table:table-cell table:style-name="ce338"/>
          <table:table-cell table:style-name="ce338" table:formula="of:=[.E35]*[.$L$26]" office:value-type="float" office:value="550" calcext:value-type="float">
            <text:p>550,00</text:p>
          </table:table-cell>
          <table:table-cell table:style-name="ce338" table:formula="of:=[.F35]*[.$L$26]" office:value-type="float" office:value="154.929577464789" calcext:value-type="float">
            <text:p>154,93</text:p>
          </table:table-cell>
          <table:table-cell table:style-name="ce338"/>
          <table:table-cell table:style-name="ce338" table:formula="of:=[.E35]*[.$O$26]" office:value-type="float" office:value="1466.66666666667" calcext:value-type="float">
            <text:p>1.466,67</text:p>
          </table:table-cell>
          <table:table-cell table:style-name="ce338" table:formula="of:=[.F35]*[.$O$26]" office:value-type="float" office:value="413.145539906103" calcext:value-type="float">
            <text:p>413,15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/>
          <table:table-cell table:style-name="ce607" table:formula="of:=[.E36]/[.C36]" office:value-type="float" office:value="0" calcext:value-type="float">
            <text:p>0,00</text:p>
          </table:table-cell>
          <table:table-cell table:style-name="ce612"/>
          <table:table-cell table:style-name="ce338" table:formula="of:=[.E36]*[.$I$26]" office:value-type="float" office:value="0" calcext:value-type="float">
            <text:p>0,00</text:p>
          </table:table-cell>
          <table:table-cell table:style-name="ce338" table:formula="of:=[.F36]*[.$I$26]" office:value-type="float" office:value="0" calcext:value-type="float">
            <text:p>0,00</text:p>
          </table:table-cell>
          <table:table-cell table:style-name="ce338"/>
          <table:table-cell table:style-name="ce338" table:formula="of:=[.E36]*[.$L$26]" office:value-type="float" office:value="0" calcext:value-type="float">
            <text:p>0,00</text:p>
          </table:table-cell>
          <table:table-cell table:style-name="ce338" table:formula="of:=[.F36]*[.$L$26]" office:value-type="float" office:value="0" calcext:value-type="float">
            <text:p>0,00</text:p>
          </table:table-cell>
          <table:table-cell table:style-name="ce338"/>
          <table:table-cell table:style-name="ce338" table:formula="of:=[.E36]*[.$O$26]" office:value-type="float" office:value="0" calcext:value-type="float">
            <text:p>0,00</text:p>
          </table:table-cell>
          <table:table-cell table:style-name="ce338" table:formula="of:=[.F36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Mlngz.F16]" office:value-type="float" office:value="7200" calcext:value-type="float">
            <text:p>7.200,00</text:p>
          </table:table-cell>
          <table:table-cell table:style-name="ce607" table:formula="of:=[.E37]/[.C37]" office:value-type="float" office:value="1565.21739130435" calcext:value-type="float">
            <text:p>1.565,22</text:p>
          </table:table-cell>
          <table:table-cell table:style-name="ce612"/>
          <table:table-cell table:style-name="ce338" table:formula="of:=[.E37]*[.$I$26]" office:value-type="float" office:value="3900" calcext:value-type="float">
            <text:p>3.900,00</text:p>
          </table:table-cell>
          <table:table-cell table:style-name="ce338" table:formula="of:=[.F37]*[.$I$26]" office:value-type="float" office:value="847.826086956522" calcext:value-type="float">
            <text:p>847,83</text:p>
          </table:table-cell>
          <table:table-cell table:style-name="ce338"/>
          <table:table-cell table:style-name="ce338" table:formula="of:=[.E37]*[.$L$26]" office:value-type="float" office:value="900" calcext:value-type="float">
            <text:p>900,00</text:p>
          </table:table-cell>
          <table:table-cell table:style-name="ce338" table:formula="of:=[.F37]*[.$L$26]" office:value-type="float" office:value="195.652173913044" calcext:value-type="float">
            <text:p>195,65</text:p>
          </table:table-cell>
          <table:table-cell table:style-name="ce338"/>
          <table:table-cell table:style-name="ce338" table:formula="of:=[.E37]*[.$O$26]" office:value-type="float" office:value="2400" calcext:value-type="float">
            <text:p>2.400,00</text:p>
          </table:table-cell>
          <table:table-cell table:style-name="ce338" table:formula="of:=[.F37]*[.$O$26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/>
          <table:table-cell table:style-name="ce607" table:formula="of:=[.E38]/[.C38]" office:value-type="float" office:value="0" calcext:value-type="float">
            <text:p>0,00</text:p>
          </table:table-cell>
          <table:table-cell table:style-name="ce612"/>
          <table:table-cell table:style-name="ce338" table:formula="of:=[.E38]*[.$I$26]" office:value-type="float" office:value="0" calcext:value-type="float">
            <text:p>0,00</text:p>
          </table:table-cell>
          <table:table-cell table:style-name="ce338" table:formula="of:=[.F38]*[.$I$26]" office:value-type="float" office:value="0" calcext:value-type="float">
            <text:p>0,00</text:p>
          </table:table-cell>
          <table:table-cell table:style-name="ce338"/>
          <table:table-cell table:style-name="ce338" table:formula="of:=[.E38]*[.$L$26]" office:value-type="float" office:value="0" calcext:value-type="float">
            <text:p>0,00</text:p>
          </table:table-cell>
          <table:table-cell table:style-name="ce338" table:formula="of:=[.F38]*[.$L$26]" office:value-type="float" office:value="0" calcext:value-type="float">
            <text:p>0,00</text:p>
          </table:table-cell>
          <table:table-cell table:style-name="ce338"/>
          <table:table-cell table:style-name="ce338" table:formula="of:=[.E38]*[.$O$26]" office:value-type="float" office:value="0" calcext:value-type="float">
            <text:p>0,00</text:p>
          </table:table-cell>
          <table:table-cell table:style-name="ce338" table:formula="of:=[.F38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Mlngz.F8]" office:value-type="float" office:value="8520" calcext:value-type="float">
            <text:p>8.520,00</text:p>
          </table:table-cell>
          <table:table-cell table:style-name="ce607" table:formula="of:=[.E39]/[.C39]" office:value-type="float" office:value="1463.9175257732" calcext:value-type="float">
            <text:p>1.463,92</text:p>
          </table:table-cell>
          <table:table-cell table:style-name="ce612"/>
          <table:table-cell table:style-name="ce338" table:formula="of:=[.E39]*[.$I$26]" office:value-type="float" office:value="4615" calcext:value-type="float">
            <text:p>4.615,00</text:p>
          </table:table-cell>
          <table:table-cell table:style-name="ce338" table:formula="of:=[.F39]*[.$I$26]" office:value-type="float" office:value="792.955326460481" calcext:value-type="float">
            <text:p>792,96</text:p>
          </table:table-cell>
          <table:table-cell table:style-name="ce338"/>
          <table:table-cell table:style-name="ce338" table:formula="of:=[.E39]*[.$L$26]" office:value-type="float" office:value="1065" calcext:value-type="float">
            <text:p>1.065,00</text:p>
          </table:table-cell>
          <table:table-cell table:style-name="ce338" table:formula="of:=[.F39]*[.$L$26]" office:value-type="float" office:value="182.989690721649" calcext:value-type="float">
            <text:p>182,99</text:p>
          </table:table-cell>
          <table:table-cell table:style-name="ce338"/>
          <table:table-cell table:style-name="ce338" table:formula="of:=[.E39]*[.$O$26]" office:value-type="float" office:value="2840" calcext:value-type="float">
            <text:p>2.840,00</text:p>
          </table:table-cell>
          <table:table-cell table:style-name="ce338" table:formula="of:=[.F39]*[.$O$26]" office:value-type="float" office:value="487.972508591065" calcext:value-type="float">
            <text:p>487,97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table:style-name="ce281" office:value-type="string" calcext:value-type="string">
            <text:p>TOPLAMLAR</text:p>
          </table:table-cell>
          <table:table-cell table:style-name="ce284" table:number-columns-repeated="2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2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29:.E39])" office:value-type="float" office:value="29720" calcext:value-type="float">
            <text:p>29.720,00</text:p>
          </table:table-cell>
          <table:table-cell table:style-name="ce485"/>
          <table:table-cell table:style-name="ce345"/>
          <table:table-cell table:style-name="ce610" table:formula="of:=SUM([.H29:.H39])" office:value-type="float" office:value="16098.3333333333" calcext:value-type="float">
            <text:p>16.098,33</text:p>
          </table:table-cell>
          <table:table-cell table:style-name="ce392"/>
          <table:table-cell table:style-name="ce479"/>
          <table:table-cell table:style-name="ce610" table:formula="of:=SUM([.K29:.K39])" office:value-type="float" office:value="3715" calcext:value-type="float">
            <text:p>3.715,00</text:p>
          </table:table-cell>
          <table:table-cell table:style-name="ce392"/>
          <table:table-cell table:style-name="ce479"/>
          <table:table-cell table:style-name="ce610" table:formula="of:=SUM([.N29:.N39])" office:value-type="float" office:value="9906.66666666667" calcext:value-type="float">
            <text:p>9.906,67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2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29:.F39])" office:value-type="float" office:value="7659.41393497445" calcext:value-type="float">
            <text:p>7.659,41</text:p>
          </table:table-cell>
          <table:table-cell table:style-name="ce345"/>
          <table:table-cell table:style-name="ce392"/>
          <table:table-cell table:style-name="ce610" table:formula="of:=SUM([.I29:.I39])" office:value-type="float" office:value="4148.84921477783" calcext:value-type="float">
            <text:p>4.148,85</text:p>
          </table:table-cell>
          <table:table-cell table:style-name="ce479"/>
          <table:table-cell table:style-name="ce392"/>
          <table:table-cell table:style-name="ce610" table:formula="of:=SUM([.L29:.L39])" office:value-type="float" office:value="957.426741871807" calcext:value-type="float">
            <text:p>957,43</text:p>
          </table:table-cell>
          <table:table-cell table:style-name="ce479"/>
          <table:table-cell table:style-name="ce392"/>
          <table:table-cell table:style-name="ce610" table:formula="of:=SUM([.O29:.O39])" office:value-type="float" office:value="2553.13797832482" calcext:value-type="float">
            <text:p>2.553,1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2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284"/>
          <table:table-cell table:style-name="ce284" office:value-type="string" calcext:value-type="string">
            <text:p>SAYFA TOPLAM</text:p>
          </table:table-cell>
          <table:table-cell table:style-name="ce610" table:formula="of:=[.E20]+[.E41]" office:value-type="float" office:value="48620" calcext:value-type="float">
            <text:p>48.620,00</text:p>
          </table:table-cell>
          <table:table-cell table:style-name="ce610"/>
          <table:table-cell table:style-name="ce345"/>
          <table:table-cell table:style-name="ce610" table:formula="of:=[.H20]+[.H41]" office:value-type="float" office:value="26335.8333333333" calcext:value-type="float">
            <text:p>26.335,83</text:p>
          </table:table-cell>
          <table:table-cell table:style-name="ce610"/>
          <table:table-cell table:style-name="ce479"/>
          <table:table-cell table:style-name="ce610" table:formula="of:=[.K20]+[.K41]" office:value-type="float" office:value="6077.5" calcext:value-type="float">
            <text:p>6.077,50</text:p>
          </table:table-cell>
          <table:table-cell table:style-name="ce610"/>
          <table:table-cell table:style-name="ce479"/>
          <table:table-cell table:style-name="ce610" table:formula="of:=[.N20]+[.N41]" office:value-type="float" office:value="16206.6666666667" calcext:value-type="float">
            <text:p>16.206,67</text:p>
          </table:table-cell>
          <table:table-cell table:style-name="ce610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21]+[.F42]" office:value-type="float" office:value="12989.935091216" calcext:value-type="float">
            <text:p>12.989,94</text:p>
          </table:table-cell>
          <table:table-cell table:style-name="ce345"/>
          <table:table-cell table:style-name="ce610"/>
          <table:table-cell table:style-name="ce610" table:formula="of:=[.I21]+[.I42]" office:value-type="float" office:value="7036.21484107533" calcext:value-type="float">
            <text:p>7.036,21</text:p>
          </table:table-cell>
          <table:table-cell table:style-name="ce479"/>
          <table:table-cell table:style-name="ce610"/>
          <table:table-cell table:style-name="ce610" table:formula="of:=[.L21]+[.L42]" office:value-type="float" office:value="1623.741886402" calcext:value-type="float">
            <text:p>1.623,74</text:p>
          </table:table-cell>
          <table:table-cell table:style-name="ce479"/>
          <table:table-cell table:style-name="ce610"/>
          <table:table-cell table:style-name="ce610" table:formula="of:=[.O21]+[.O42]" office:value-type="float" office:value="4329.97836373867" calcext:value-type="float">
            <text:p>4.329,98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2" table:number-rows-repeated="5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2" table:number-rows-repeated="9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office:value-type="string" calcext:value-type="string">
            <text:p>SAYFA TOPLAMI</text:p>
          </table:table-cell>
          <table:table-cell table:style-name="ce610" table:formula="of:=[.E45]" office:value-type="float" office:value="48620" calcext:value-type="float">
            <text:p>48.620,00</text:p>
          </table:table-cell>
          <table:table-cell table:style-name="ce610" table:number-columns-repeated="2"/>
          <table:table-cell table:style-name="ce610" table:formula="of:=[.H45]" office:value-type="float" office:value="26335.8333333333" calcext:value-type="float">
            <text:p>26.335,83</text:p>
          </table:table-cell>
          <table:table-cell table:style-name="ce610" table:number-columns-repeated="2"/>
          <table:table-cell table:style-name="ce610" table:formula="of:=[.K45]" office:value-type="float" office:value="6077.5" calcext:value-type="float">
            <text:p>6.077,50</text:p>
          </table:table-cell>
          <table:table-cell table:style-name="ce610" table:number-columns-repeated="2"/>
          <table:table-cell table:style-name="ce610" table:formula="of:=[.N45]" office:value-type="float" office:value="16206.6666666667" calcext:value-type="float">
            <text:p>16.206,67</text:p>
          </table:table-cell>
          <table:table-cell table:style-name="ce610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4"/>
          <table:table-cell table:style-name="ce607"/>
          <table:table-cell table:style-name="ce610" table:formula="of:=[.F37]+[.F57]" office:value-type="float" office:value="1565.21739130435" calcext:value-type="float">
            <text:p>1.565,22</text:p>
          </table:table-cell>
          <table:table-cell table:style-name="ce612"/>
          <table:table-cell table:style-name="ce338"/>
          <table:table-cell table:style-name="ce610" table:formula="of:=[.I37]+[.I57]" office:value-type="float" office:value="847.826086956522" calcext:value-type="float">
            <text:p>847,83</text:p>
          </table:table-cell>
          <table:table-cell table:style-name="ce338" table:number-columns-repeated="2"/>
          <table:table-cell table:style-name="ce610" table:formula="of:=[.L37]+[.L57]" office:value-type="float" office:value="195.652173913044" calcext:value-type="float">
            <text:p>195,65</text:p>
          </table:table-cell>
          <table:table-cell table:style-name="ce338" table:number-columns-repeated="2"/>
          <table:table-cell table:style-name="ce610" table:formula="of:=[.O37]+[.O57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4"/>
          <table:table-cell table:style-name="ce384" office:value-type="string" calcext:value-type="string" table:number-columns-spanned="3" table:number-rows-spanned="1">
            <text:p>YIKAMA ÖN</text:p>
          </table:table-cell>
          <table:covered-table-cell table:number-columns-repeated="2" table:style-name="ce388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4"/>
          <table:table-cell table:style-name="ce385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388"/>
          <table:table-cell table:style-name="ce391" office:value-type="string" calcext:value-type="string" table:number-columns-spanned="2" table:number-rows-spanned="1">
            <text:p>ATİLA</text:p>
          </table:table-cell>
          <table:covered-table-cell table:style-name="ce391"/>
          <table:table-cell table:style-name="ce391"/>
          <table:table-cell table:style-name="ce391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1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$Ykm.G44]/2" office:value-type="float" office:value="4750" calcext:value-type="float">
            <text:p>4.750,00</text:p>
          </table:table-cell>
          <table:table-cell table:style-name="ce607" table:formula="of:=[.E67]/[.C8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67]*[.$I$64]" office:value-type="float" office:value="2572.91666666667" calcext:value-type="float">
            <text:p>2.572,92</text:p>
          </table:table-cell>
          <table:table-cell table:style-name="ce338" table:formula="of:=[.F67]*[.$I$64]" office:value-type="float" office:value="1618.18658280922" calcext:value-type="float">
            <text:p>1.618,19</text:p>
          </table:table-cell>
          <table:table-cell table:style-name="ce338"/>
          <table:table-cell table:style-name="ce338" table:formula="of:=[.E67]*[.$L$64]" office:value-type="float" office:value="593.75" calcext:value-type="float">
            <text:p>593,75</text:p>
          </table:table-cell>
          <table:table-cell table:style-name="ce338" table:formula="of:=[.F67]*[.$L$64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67]*[.$O$64]" office:value-type="float" office:value="1583.33333333333" calcext:value-type="float">
            <text:p>1.583,33</text:p>
          </table:table-cell>
          <table:table-cell table:style-name="ce338" table:formula="of:=[.F67]*[.$O$64]" office:value-type="float" office:value="995.8071278826" calcext:value-type="float">
            <text:p>995,8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$Ykm.G43]/2" office:value-type="float" office:value="5000" calcext:value-type="float">
            <text:p>5.000,00</text:p>
          </table:table-cell>
          <table:table-cell table:style-name="ce607" table:formula="of:=[.E68]/[.C9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68]*[.$I$64]" office:value-type="float" office:value="2708.33333333333" calcext:value-type="float">
            <text:p>2.708,33</text:p>
          </table:table-cell>
          <table:table-cell table:style-name="ce338" table:formula="of:=[.F68]*[.$I$64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68]*[.$L$64]" office:value-type="float" office:value="625" calcext:value-type="float">
            <text:p>625,00</text:p>
          </table:table-cell>
          <table:table-cell table:style-name="ce338" table:formula="of:=[.F68]*[.$L$64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68]*[.$O$64]" office:value-type="float" office:value="1666.66666666667" calcext:value-type="float">
            <text:p>1.666,67</text:p>
          </table:table-cell>
          <table:table-cell table:style-name="ce338" table:formula="of:=[.F68]*[.$O$64]" office:value-type="float" office:value="891.26559714795" calcext:value-type="float">
            <text:p>891,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$Ykm.G42]/2" office:value-type="float" office:value="4500" calcext:value-type="float">
            <text:p>4.500,00</text:p>
          </table:table-cell>
          <table:table-cell table:style-name="ce607" table:formula="of:=[.E69]/[.C10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69]*[.$I$64]" office:value-type="float" office:value="2437.5" calcext:value-type="float">
            <text:p>2.437,50</text:p>
          </table:table-cell>
          <table:table-cell table:style-name="ce338" table:formula="of:=[.F69]*[.$I$64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69]*[.$L$64]" office:value-type="float" office:value="562.5" calcext:value-type="float">
            <text:p>562,50</text:p>
          </table:table-cell>
          <table:table-cell table:style-name="ce338" table:formula="of:=[.F69]*[.$L$64]" office:value-type="float" office:value="297.619047619048" calcext:value-type="float">
            <text:p>297,62</text:p>
          </table:table-cell>
          <table:table-cell table:style-name="ce338"/>
          <table:table-cell table:style-name="ce338" table:formula="of:=[.E69]*[.$O$64]" office:value-type="float" office:value="1500" calcext:value-type="float">
            <text:p>1.500,00</text:p>
          </table:table-cell>
          <table:table-cell table:style-name="ce338" table:formula="of:=[.F69]*[.$O$64]" office:value-type="float" office:value="793.650793650794" calcext:value-type="float">
            <text:p>793,6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$Ykm.H41]/2" office:value-type="float" office:value="6250" calcext:value-type="float">
            <text:p>6.250,00</text:p>
          </table:table-cell>
          <table:table-cell table:style-name="ce607" table:formula="of:=[.E70]/[.C11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70]*[.$I$64]" office:value-type="float" office:value="3385.41666666667" calcext:value-type="float">
            <text:p>3.385,42</text:p>
          </table:table-cell>
          <table:table-cell table:style-name="ce338" table:formula="of:=[.F70]*[.$I$64]" office:value-type="float" office:value="1612.10317460317" calcext:value-type="float">
            <text:p>1.612,10</text:p>
          </table:table-cell>
          <table:table-cell table:style-name="ce338"/>
          <table:table-cell table:style-name="ce338" table:formula="of:=[.E70]*[.$L$64]" office:value-type="float" office:value="781.25" calcext:value-type="float">
            <text:p>781,25</text:p>
          </table:table-cell>
          <table:table-cell table:style-name="ce338" table:formula="of:=[.F70]*[.$L$64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70]*[.$O$64]" office:value-type="float" office:value="2083.33333333333" calcext:value-type="float">
            <text:p>2.083,33</text:p>
          </table:table-cell>
          <table:table-cell table:style-name="ce338" table:formula="of:=[.F70]*[.$O$64]" office:value-type="float" office:value="992.063492063492" calcext:value-type="float">
            <text:p>992,0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Ykm.F38]/2" office:value-type="float" office:value="6875" calcext:value-type="float">
            <text:p>6.875,00</text:p>
          </table:table-cell>
          <table:table-cell table:style-name="ce607" table:formula="of:=[.E71]/[.C12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71]*[.$I$64]" office:value-type="float" office:value="3723.95833333333" calcext:value-type="float">
            <text:p>3.723,96</text:p>
          </table:table-cell>
          <table:table-cell table:style-name="ce338" table:formula="of:=[.F71]*[.$I$64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71]*[.$L$64]" office:value-type="float" office:value="859.375" calcext:value-type="float">
            <text:p>859,38</text:p>
          </table:table-cell>
          <table:table-cell table:style-name="ce338" table:formula="of:=[.F71]*[.$L$64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71]*[.$O$64]" office:value-type="float" office:value="2291.66666666667" calcext:value-type="float">
            <text:p>2.291,67</text:p>
          </table:table-cell>
          <table:table-cell table:style-name="ce338" table:formula="of:=[.F71]*[.$O$64]" office:value-type="float" office:value="855.099502487562" calcext:value-type="float">
            <text:p>855,1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Ykm.F30]/2" office:value-type="float" office:value="7562.5" calcext:value-type="float">
            <text:p>7.562,50</text:p>
          </table:table-cell>
          <table:table-cell table:style-name="ce607" table:formula="of:=[.E72]/[.C13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72]*[.$I$64]" office:value-type="float" office:value="4096.35416666667" calcext:value-type="float">
            <text:p>4.096,35</text:p>
          </table:table-cell>
          <table:table-cell table:style-name="ce338" table:formula="of:=[.F72]*[.$I$64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72]*[.$L$64]" office:value-type="float" office:value="945.3125" calcext:value-type="float">
            <text:p>945,31</text:p>
          </table:table-cell>
          <table:table-cell table:style-name="ce338" table:formula="of:=[.F72]*[.$L$64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72]*[.$O$64]" office:value-type="float" office:value="2520.83333333333" calcext:value-type="float">
            <text:p>2.520,83</text:p>
          </table:table-cell>
          <table:table-cell table:style-name="ce338" table:formula="of:=[.F72]*[.$O$64]" office:value-type="float" office:value="854.5197740113" calcext:value-type="float">
            <text:p>854,5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5]/2" office:value-type="float" office:value="1500" calcext:value-type="float">
            <text:p>1.500,00</text:p>
          </table:table-cell>
          <table:table-cell table:style-name="ce607" table:formula="of:=[.E73]/[.C14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73]*[.$I$64]" office:value-type="float" office:value="812.5" calcext:value-type="float">
            <text:p>812,50</text:p>
          </table:table-cell>
          <table:table-cell table:style-name="ce338" table:formula="of:=[.F73]*[.$I$64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73]*[.$L$64]" office:value-type="float" office:value="187.5" calcext:value-type="float">
            <text:p>187,50</text:p>
          </table:table-cell>
          <table:table-cell table:style-name="ce338" table:formula="of:=[.F73]*[.$L$64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73]*[.$O$64]" office:value-type="float" office:value="500" calcext:value-type="float">
            <text:p>500,00</text:p>
          </table:table-cell>
          <table:table-cell table:style-name="ce338" table:formula="of:=[.F73]*[.$O$64]" office:value-type="float" office:value="140.845070422535" calcext:value-type="float">
            <text:p>140,8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2]/2" office:value-type="float" office:value="8525" calcext:value-type="float">
            <text:p>8.525,00</text:p>
          </table:table-cell>
          <table:table-cell table:style-name="ce607" table:formula="of:=[.E74]/[.C15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74]*[.$I$64]" office:value-type="float" office:value="4617.70833333333" calcext:value-type="float">
            <text:p>4.617,71</text:p>
          </table:table-cell>
          <table:table-cell table:style-name="ce338" table:formula="of:=[.F74]*[.$I$64]" office:value-type="float" office:value="1300.76291079812" calcext:value-type="float">
            <text:p>1.300,76</text:p>
          </table:table-cell>
          <table:table-cell table:style-name="ce338"/>
          <table:table-cell table:style-name="ce338" table:formula="of:=[.E74]*[.$L$64]" office:value-type="float" office:value="1065.625" calcext:value-type="float">
            <text:p>1.065,63</text:p>
          </table:table-cell>
          <table:table-cell table:style-name="ce338" table:formula="of:=[.F74]*[.$L$64]" office:value-type="float" office:value="300.176056338028" calcext:value-type="float">
            <text:p>300,18</text:p>
          </table:table-cell>
          <table:table-cell table:style-name="ce338"/>
          <table:table-cell table:style-name="ce338" table:formula="of:=[.E74]*[.$O$64]" office:value-type="float" office:value="2841.66666666667" calcext:value-type="float">
            <text:p>2.841,67</text:p>
          </table:table-cell>
          <table:table-cell table:style-name="ce338" table:formula="of:=[.F74]*[.$O$64]" office:value-type="float" office:value="800.469483568075" calcext:value-type="float">
            <text:p>80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9]/2" office:value-type="float" office:value="144.5" calcext:value-type="float">
            <text:p>144,50</text:p>
          </table:table-cell>
          <table:table-cell table:style-name="ce607" table:formula="of:=[.E75]/[.C16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75]*[.$I$64]" office:value-type="float" office:value="78.2708333333333" calcext:value-type="float">
            <text:p>78,27</text:p>
          </table:table-cell>
          <table:table-cell table:style-name="ce338" table:formula="of:=[.F75]*[.$I$64]" office:value-type="float" office:value="17.0153985507246" calcext:value-type="float">
            <text:p>17,02</text:p>
          </table:table-cell>
          <table:table-cell table:style-name="ce338"/>
          <table:table-cell table:style-name="ce338" table:formula="of:=[.E75]*[.$L$64]" office:value-type="float" office:value="18.0625" calcext:value-type="float">
            <text:p>18,06</text:p>
          </table:table-cell>
          <table:table-cell table:style-name="ce338" table:formula="of:=[.F75]*[.$L$64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75]*[.$O$64]" office:value-type="float" office:value="48.1666666666667" calcext:value-type="float">
            <text:p>48,17</text:p>
          </table:table-cell>
          <table:table-cell table:style-name="ce338" table:formula="of:=[.F75]*[.$O$64]" office:value-type="float" office:value="10.4710144927536" calcext:value-type="float">
            <text:p>1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8]-500/2" office:value-type="float" office:value="19436" calcext:value-type="float">
            <text:p>19.436,00</text:p>
          </table:table-cell>
          <table:table-cell table:style-name="ce607" table:formula="of:=[.E76]/[.C17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76]*[.$I$64]" office:value-type="float" office:value="10527.8333333333" calcext:value-type="float">
            <text:p>10.527,83</text:p>
          </table:table-cell>
          <table:table-cell table:style-name="ce338" table:formula="of:=[.F76]*[.$I$64]" office:value-type="float" office:value="2288.65942028985" calcext:value-type="float">
            <text:p>2.288,66</text:p>
          </table:table-cell>
          <table:table-cell table:style-name="ce338"/>
          <table:table-cell table:style-name="ce338" table:formula="of:=[.E76]*[.$L$64]" office:value-type="float" office:value="2429.5" calcext:value-type="float">
            <text:p>2.429,50</text:p>
          </table:table-cell>
          <table:table-cell table:style-name="ce338" table:formula="of:=[.F76]*[.$L$64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76]*[.$O$64]" office:value-type="float" office:value="6478.66666666667" calcext:value-type="float">
            <text:p>6.478,67</text:p>
          </table:table-cell>
          <table:table-cell table:style-name="ce338" table:formula="of:=[.F76]*[.$O$64]" office:value-type="float" office:value="1408.40579710145" calcext:value-type="float">
            <text:p>1.408,4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Ykm.F10]/2" office:value-type="float" office:value="13200" calcext:value-type="float">
            <text:p>13.200,00</text:p>
          </table:table-cell>
          <table:table-cell table:style-name="ce607" table:formula="of:=[.E77]/[.C18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77]*[.$I$64]" office:value-type="float" office:value="7150" calcext:value-type="float">
            <text:p>7.150,00</text:p>
          </table:table-cell>
          <table:table-cell table:style-name="ce338" table:formula="of:=[.F77]*[.$I$64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77]*[.$L$64]" office:value-type="float" office:value="1650" calcext:value-type="float">
            <text:p>1.650,00</text:p>
          </table:table-cell>
          <table:table-cell table:style-name="ce338" table:formula="of:=[.F77]*[.$L$64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77]*[.$O$64]" office:value-type="float" office:value="4400" calcext:value-type="float">
            <text:p>4.400,00</text:p>
          </table:table-cell>
          <table:table-cell table:style-name="ce338" table:formula="of:=[.F77]*[.$O$64]" office:value-type="float" office:value="756.013745704467" calcext:value-type="float">
            <text:p>756,0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67:.E77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67:.H77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67:.K77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67:.N77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67:.F77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67:.I77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67:.L77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610" table:formula="of:=SUM([.O67:.O77])" office:value-type="float" office:value="8498.61139853298" calcext:value-type="float">
            <text:p>8.498,61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 table:number-rows-repeated="3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284"/>
          <table:table-cell table:style-name="ce284" office:value-type="string" calcext:value-type="string">
            <text:p>ARA TOPLAM</text:p>
          </table:table-cell>
          <table:table-cell table:style-name="ce610" table:formula="of:=[.E45]+[.E79]" office:value-type="float" office:value="126363" calcext:value-type="float">
            <text:p>126.363,00</text:p>
          </table:table-cell>
          <table:table-cell table:style-name="ce610"/>
          <table:table-cell table:style-name="ce345"/>
          <table:table-cell table:style-name="ce610" table:formula="of:=[.H45]+[.H79]" office:value-type="float" office:value="68446.625" calcext:value-type="float">
            <text:p>68.446,63</text:p>
          </table:table-cell>
          <table:table-cell table:style-name="ce610"/>
          <table:table-cell table:style-name="ce479"/>
          <table:table-cell table:style-name="ce610" table:formula="of:=[.K45]+[.K79]" office:value-type="float" office:value="15795.375" calcext:value-type="float">
            <text:p>15.795,38</text:p>
          </table:table-cell>
          <table:table-cell table:style-name="ce610"/>
          <table:table-cell table:style-name="ce479"/>
          <table:table-cell table:style-name="ce610" table:formula="of:=[.N45]+[.N79]" office:value-type="float" office:value="42121" calcext:value-type="float">
            <text:p>42.121,00</text:p>
          </table:table-cell>
          <table:table-cell table:style-name="ce610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46]+[.F80]" office:value-type="float" office:value="38485.7692868149" calcext:value-type="float">
            <text:p>38.485,77</text:p>
          </table:table-cell>
          <table:table-cell table:style-name="ce345"/>
          <table:table-cell table:style-name="ce610"/>
          <table:table-cell table:style-name="ce610" table:formula="of:=[.I46]+[.I80]" office:value-type="float" office:value="20846.4583636914" calcext:value-type="float">
            <text:p>20.846,46</text:p>
          </table:table-cell>
          <table:table-cell table:style-name="ce479"/>
          <table:table-cell table:style-name="ce610"/>
          <table:table-cell table:style-name="ce610" table:formula="of:=[.L46]+[.L80]" office:value-type="float" office:value="4810.72116085187" calcext:value-type="float">
            <text:p>4.810,72</text:p>
          </table:table-cell>
          <table:table-cell table:style-name="ce479"/>
          <table:table-cell table:style-name="ce610"/>
          <table:table-cell table:style-name="ce610" table:formula="of:=[.O46]+[.O80]" office:value-type="float" office:value="12828.5897622716" calcext:value-type="float">
            <text:p>12.828,59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ce60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7"/>
          <table:table-cell table:style-name="ce338" table:number-columns-repeated="8"/>
          <table:table-cell table:number-columns-repeated="5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4"/>
          <table:table-cell table:style-name="ce384" office:value-type="string" calcext:value-type="string" table:number-columns-spanned="3" table:number-rows-spanned="1">
            <text:p>YIKAMA ARKA</text:p>
          </table:table-cell>
          <table:covered-table-cell table:number-columns-repeated="2" table:style-name="ce384"/>
          <table:table-cell table:style-name="Default" office:value-type="string" calcext:value-type="string">
            <text:p>13/40</text:p>
          </table:table-cell>
          <table:table-cell table:style-name="ce618" table:formula="of:=13/40" office:value-type="float" office:value="0.325" calcext:value-type="float">
            <text:p>0,325</text:p>
          </table:table-cell>
          <table:table-cell table:style-name="ce618"/>
          <table:table-cell table:style-name="ce618" office:value-type="string" calcext:value-type="string">
            <text:p>3/40</text:p>
          </table:table-cell>
          <table:table-cell table:style-name="ce618" table:formula="of:=3/40" office:value-type="float" office:value="0.075" calcext:value-type="float">
            <text:p>0,075</text:p>
          </table:table-cell>
          <table:table-cell table:style-name="ce618"/>
          <table:table-cell table:style-name="ce618" office:value-type="string" calcext:value-type="string">
            <text:p>24/40</text:p>
          </table:table-cell>
          <table:table-cell table:style-name="ce618" table:formula="of:=24/40" office:value-type="float" office:value="0.6" calcext:value-type="float">
            <text:p>0,600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2">
          <table:table-cell table:number-columns-repeated="4"/>
          <table:table-cell table:style-name="ce385" office:value-type="string" calcext:value-type="string" table:number-columns-spanned="2" table:number-rows-spanned="1">
            <text:p>TOPLAM KİRA</text:p>
          </table:table-cell>
          <table:covered-table-cell table:style-name="ce385"/>
          <table:table-cell table:style-name="ce384"/>
          <table:table-cell table:style-name="ce391" office:value-type="string" calcext:value-type="string" table:number-columns-spanned="2" table:number-rows-spanned="1">
            <text:p>ATİLA</text:p>
          </table:table-cell>
          <table:covered-table-cell table:style-name="ce391"/>
          <table:table-cell table:style-name="ce391"/>
          <table:table-cell table:style-name="ce391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1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.E67]" office:value-type="float" office:value="4750" calcext:value-type="float">
            <text:p>4.750,00</text:p>
          </table:table-cell>
          <table:table-cell table:style-name="ce607" table:formula="of:=[.E93]/[.C93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93]*[.$I$90]" office:value-type="float" office:value="1543.75" calcext:value-type="float">
            <text:p>1.543,75</text:p>
          </table:table-cell>
          <table:table-cell table:style-name="ce338" table:formula="of:=[.F93]*[.$I$90]" office:value-type="float" office:value="970.911949685535" calcext:value-type="float">
            <text:p>970,91</text:p>
          </table:table-cell>
          <table:table-cell table:style-name="ce338"/>
          <table:table-cell table:style-name="ce338" table:formula="of:=[.E93]*[.$L$90]" office:value-type="float" office:value="356.25" calcext:value-type="float">
            <text:p>356,25</text:p>
          </table:table-cell>
          <table:table-cell table:style-name="ce338" table:formula="of:=[.F93]*[.$L$90]" office:value-type="float" office:value="224.056603773585" calcext:value-type="float">
            <text:p>224,06</text:p>
          </table:table-cell>
          <table:table-cell table:style-name="ce338"/>
          <table:table-cell table:style-name="ce338" table:formula="of:=[.E93]*[.$O$90]" office:value-type="float" office:value="2850" calcext:value-type="float">
            <text:p>2.850,00</text:p>
          </table:table-cell>
          <table:table-cell table:style-name="ce338" table:formula="of:=[.F93]*[.$O$90]" office:value-type="float" office:value="1792.45283018868" calcext:value-type="float">
            <text:p>1.792,4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.E68]" office:value-type="float" office:value="5000" calcext:value-type="float">
            <text:p>5.000,00</text:p>
          </table:table-cell>
          <table:table-cell table:style-name="ce607" table:formula="of:=[.E94]/[.C94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94]*[.$I$90]" office:value-type="float" office:value="1625" calcext:value-type="float">
            <text:p>1.625,00</text:p>
          </table:table-cell>
          <table:table-cell table:style-name="ce338" table:formula="of:=[.F94]*[.$I$90]" office:value-type="float" office:value="868.983957219251" calcext:value-type="float">
            <text:p>868,98</text:p>
          </table:table-cell>
          <table:table-cell table:style-name="ce338"/>
          <table:table-cell table:style-name="ce338" table:formula="of:=[.E94]*[.$L$90]" office:value-type="float" office:value="375" calcext:value-type="float">
            <text:p>375,00</text:p>
          </table:table-cell>
          <table:table-cell table:style-name="ce338" table:formula="of:=[.F94]*[.$L$90]" office:value-type="float" office:value="200.534759358289" calcext:value-type="float">
            <text:p>200,53</text:p>
          </table:table-cell>
          <table:table-cell table:style-name="ce338"/>
          <table:table-cell table:style-name="ce338" table:formula="of:=[.E94]*[.$O$90]" office:value-type="float" office:value="3000" calcext:value-type="float">
            <text:p>3.000,00</text:p>
          </table:table-cell>
          <table:table-cell table:style-name="ce338" table:formula="of:=[.F94]*[.$O$90]" office:value-type="float" office:value="1604.27807486631" calcext:value-type="float">
            <text:p>1.604,28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.E69]" office:value-type="float" office:value="4500" calcext:value-type="float">
            <text:p>4.500,00</text:p>
          </table:table-cell>
          <table:table-cell table:style-name="ce607" table:formula="of:=[.E95]/[.C95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95]*[.$I$90]" office:value-type="float" office:value="1462.5" calcext:value-type="float">
            <text:p>1.462,50</text:p>
          </table:table-cell>
          <table:table-cell table:style-name="ce338" table:formula="of:=[.F95]*[.$I$90]" office:value-type="float" office:value="773.809523809524" calcext:value-type="float">
            <text:p>773,81</text:p>
          </table:table-cell>
          <table:table-cell table:style-name="ce338"/>
          <table:table-cell table:style-name="ce338" table:formula="of:=[.E95]*[.$L$90]" office:value-type="float" office:value="337.5" calcext:value-type="float">
            <text:p>337,50</text:p>
          </table:table-cell>
          <table:table-cell table:style-name="ce338" table:formula="of:=[.F95]*[.$L$90]" office:value-type="float" office:value="178.571428571429" calcext:value-type="float">
            <text:p>178,57</text:p>
          </table:table-cell>
          <table:table-cell table:style-name="ce338"/>
          <table:table-cell table:style-name="ce338" table:formula="of:=[.E95]*[.$O$90]" office:value-type="float" office:value="2700" calcext:value-type="float">
            <text:p>2.700,00</text:p>
          </table:table-cell>
          <table:table-cell table:style-name="ce338" table:formula="of:=[.F95]*[.$O$90]" office:value-type="float" office:value="1428.57142857143" calcext:value-type="float">
            <text:p>1.428,57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.E70]" office:value-type="float" office:value="6250" calcext:value-type="float">
            <text:p>6.250,00</text:p>
          </table:table-cell>
          <table:table-cell table:style-name="ce607" table:formula="of:=[.E96]/[.C96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96]*[.$I$90]" office:value-type="float" office:value="2031.25" calcext:value-type="float">
            <text:p>2.031,25</text:p>
          </table:table-cell>
          <table:table-cell table:style-name="ce338" table:formula="of:=[.F96]*[.$I$90]" office:value-type="float" office:value="967.261904761905" calcext:value-type="float">
            <text:p>967,26</text:p>
          </table:table-cell>
          <table:table-cell table:style-name="ce338"/>
          <table:table-cell table:style-name="ce338" table:formula="of:=[.E96]*[.$L$90]" office:value-type="float" office:value="468.75" calcext:value-type="float">
            <text:p>468,75</text:p>
          </table:table-cell>
          <table:table-cell table:style-name="ce338" table:formula="of:=[.F96]*[.$L$90]" office:value-type="float" office:value="223.214285714286" calcext:value-type="float">
            <text:p>223,21</text:p>
          </table:table-cell>
          <table:table-cell table:style-name="ce338"/>
          <table:table-cell table:style-name="ce338" table:formula="of:=[.E96]*[.$O$90]" office:value-type="float" office:value="3750" calcext:value-type="float">
            <text:p>3.750,00</text:p>
          </table:table-cell>
          <table:table-cell table:style-name="ce338" table:formula="of:=[.F96]*[.$O$90]" office:value-type="float" office:value="1785.71428571429" calcext:value-type="float">
            <text:p>1.785,71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.E71]" office:value-type="float" office:value="6875" calcext:value-type="float">
            <text:p>6.875,00</text:p>
          </table:table-cell>
          <table:table-cell table:style-name="ce607" table:formula="of:=[.E97]/[.C97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97]*[.$I$90]" office:value-type="float" office:value="2234.375" calcext:value-type="float">
            <text:p>2.234,38</text:p>
          </table:table-cell>
          <table:table-cell table:style-name="ce338" table:formula="of:=[.F97]*[.$I$90]" office:value-type="float" office:value="833.722014925373" calcext:value-type="float">
            <text:p>833,72</text:p>
          </table:table-cell>
          <table:table-cell table:style-name="ce338"/>
          <table:table-cell table:style-name="ce338" table:formula="of:=[.E97]*[.$L$90]" office:value-type="float" office:value="515.625" calcext:value-type="float">
            <text:p>515,63</text:p>
          </table:table-cell>
          <table:table-cell table:style-name="ce338" table:formula="of:=[.F97]*[.$L$90]" office:value-type="float" office:value="192.397388059701" calcext:value-type="float">
            <text:p>192,40</text:p>
          </table:table-cell>
          <table:table-cell table:style-name="ce338"/>
          <table:table-cell table:style-name="ce338" table:formula="of:=[.E97]*[.$O$90]" office:value-type="float" office:value="4125" calcext:value-type="float">
            <text:p>4.125,00</text:p>
          </table:table-cell>
          <table:table-cell table:style-name="ce338" table:formula="of:=[.F97]*[.$O$90]" office:value-type="float" office:value="1539.17910447761" calcext:value-type="float">
            <text:p>1.539,18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.E72]" office:value-type="float" office:value="7562.5" calcext:value-type="float">
            <text:p>7.562,50</text:p>
          </table:table-cell>
          <table:table-cell table:style-name="ce607" table:formula="of:=[.E98]/[.C98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98]*[.$I$90]" office:value-type="float" office:value="2457.8125" calcext:value-type="float">
            <text:p>2.457,81</text:p>
          </table:table-cell>
          <table:table-cell table:style-name="ce338" table:formula="of:=[.F98]*[.$I$90]" office:value-type="float" office:value="833.156779661017" calcext:value-type="float">
            <text:p>833,16</text:p>
          </table:table-cell>
          <table:table-cell table:style-name="ce338"/>
          <table:table-cell table:style-name="ce338" table:formula="of:=[.E98]*[.$L$90]" office:value-type="float" office:value="567.1875" calcext:value-type="float">
            <text:p>567,19</text:p>
          </table:table-cell>
          <table:table-cell table:style-name="ce338" table:formula="of:=[.F98]*[.$L$90]" office:value-type="float" office:value="192.266949152542" calcext:value-type="float">
            <text:p>192,27</text:p>
          </table:table-cell>
          <table:table-cell table:style-name="ce338"/>
          <table:table-cell table:style-name="ce338" table:formula="of:=[.E98]*[.$O$90]" office:value-type="float" office:value="4537.5" calcext:value-type="float">
            <text:p>4.537,50</text:p>
          </table:table-cell>
          <table:table-cell table:style-name="ce338" table:formula="of:=[.F98]*[.$O$90]" office:value-type="float" office:value="1538.13559322034" calcext:value-type="float">
            <text:p>1.538,14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3]" office:value-type="float" office:value="1500" calcext:value-type="float">
            <text:p>1.500,00</text:p>
          </table:table-cell>
          <table:table-cell table:style-name="ce607" table:formula="of:=[.E99]/[.C99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99]*[.$I$90]" office:value-type="float" office:value="487.5" calcext:value-type="float">
            <text:p>487,50</text:p>
          </table:table-cell>
          <table:table-cell table:style-name="ce338" table:formula="of:=[.F99]*[.$I$90]" office:value-type="float" office:value="137.323943661972" calcext:value-type="float">
            <text:p>137,32</text:p>
          </table:table-cell>
          <table:table-cell table:style-name="ce338"/>
          <table:table-cell table:style-name="ce338" table:formula="of:=[.E99]*[.$L$90]" office:value-type="float" office:value="112.5" calcext:value-type="float">
            <text:p>112,50</text:p>
          </table:table-cell>
          <table:table-cell table:style-name="ce338" table:formula="of:=[.F99]*[.$L$90]" office:value-type="float" office:value="31.6901408450704" calcext:value-type="float">
            <text:p>31,69</text:p>
          </table:table-cell>
          <table:table-cell table:style-name="ce338"/>
          <table:table-cell table:style-name="ce338" table:formula="of:=[.E99]*[.$O$90]" office:value-type="float" office:value="900" calcext:value-type="float">
            <text:p>900,00</text:p>
          </table:table-cell>
          <table:table-cell table:style-name="ce338" table:formula="of:=[.F99]*[.$O$90]" office:value-type="float" office:value="253.521126760563" calcext:value-type="float">
            <text:p>253,52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4]" office:value-type="float" office:value="8525" calcext:value-type="float">
            <text:p>8.525,00</text:p>
          </table:table-cell>
          <table:table-cell table:style-name="ce607" table:formula="of:=[.E100]/[.C100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100]*[.$I$90]" office:value-type="float" office:value="2770.625" calcext:value-type="float">
            <text:p>2.770,63</text:p>
          </table:table-cell>
          <table:table-cell table:style-name="ce338" table:formula="of:=[.F100]*[.$I$90]" office:value-type="float" office:value="780.457746478873" calcext:value-type="float">
            <text:p>780,46</text:p>
          </table:table-cell>
          <table:table-cell table:style-name="ce338"/>
          <table:table-cell table:style-name="ce338" table:formula="of:=[.E100]*[.$L$90]" office:value-type="float" office:value="639.375" calcext:value-type="float">
            <text:p>639,38</text:p>
          </table:table-cell>
          <table:table-cell table:style-name="ce338" table:formula="of:=[.F100]*[.$L$90]" office:value-type="float" office:value="180.105633802817" calcext:value-type="float">
            <text:p>180,11</text:p>
          </table:table-cell>
          <table:table-cell table:style-name="ce338"/>
          <table:table-cell table:style-name="ce338" table:formula="of:=[.E100]*[.$O$90]" office:value-type="float" office:value="5115" calcext:value-type="float">
            <text:p>5.115,00</text:p>
          </table:table-cell>
          <table:table-cell table:style-name="ce338" table:formula="of:=[.F100]*[.$O$90]" office:value-type="float" office:value="1440.84507042254" calcext:value-type="float">
            <text:p>1.440,8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5]" office:value-type="float" office:value="144.5" calcext:value-type="float">
            <text:p>144,50</text:p>
          </table:table-cell>
          <table:table-cell table:style-name="ce607" table:formula="of:=[.E101]/[.C101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101]*[.$I$90]" office:value-type="float" office:value="46.9625" calcext:value-type="float">
            <text:p>46,96</text:p>
          </table:table-cell>
          <table:table-cell table:style-name="ce338" table:formula="of:=[.F101]*[.$I$90]" office:value-type="float" office:value="10.2092391304348" calcext:value-type="float">
            <text:p>10,21</text:p>
          </table:table-cell>
          <table:table-cell table:style-name="ce338"/>
          <table:table-cell table:style-name="ce338" table:formula="of:=[.E101]*[.$L$90]" office:value-type="float" office:value="10.8375" calcext:value-type="float">
            <text:p>10,84</text:p>
          </table:table-cell>
          <table:table-cell table:style-name="ce338" table:formula="of:=[.F101]*[.$L$90]" office:value-type="float" office:value="2.35597826086957" calcext:value-type="float">
            <text:p>2,36</text:p>
          </table:table-cell>
          <table:table-cell table:style-name="ce338"/>
          <table:table-cell table:style-name="ce338" table:formula="of:=[.E101]*[.$O$90]" office:value-type="float" office:value="86.7" calcext:value-type="float">
            <text:p>86,70</text:p>
          </table:table-cell>
          <table:table-cell table:style-name="ce338" table:formula="of:=[.F101]*[.$O$90]" office:value-type="float" office:value="18.8478260869565" calcext:value-type="float">
            <text:p>18,85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6]" office:value-type="float" office:value="19436" calcext:value-type="float">
            <text:p>19.436,00</text:p>
          </table:table-cell>
          <table:table-cell table:style-name="ce607" table:formula="of:=[.E102]/[.C102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102]*[.$I$90]" office:value-type="float" office:value="6316.7" calcext:value-type="float">
            <text:p>6.316,70</text:p>
          </table:table-cell>
          <table:table-cell table:style-name="ce338" table:formula="of:=[.F102]*[.$I$90]" office:value-type="float" office:value="1373.19565217391" calcext:value-type="float">
            <text:p>1.373,20</text:p>
          </table:table-cell>
          <table:table-cell table:style-name="ce338"/>
          <table:table-cell table:style-name="ce338" table:formula="of:=[.E102]*[.$L$90]" office:value-type="float" office:value="1457.7" calcext:value-type="float">
            <text:p>1.457,70</text:p>
          </table:table-cell>
          <table:table-cell table:style-name="ce338" table:formula="of:=[.F102]*[.$L$90]" office:value-type="float" office:value="316.891304347826" calcext:value-type="float">
            <text:p>316,89</text:p>
          </table:table-cell>
          <table:table-cell table:style-name="ce338"/>
          <table:table-cell table:style-name="ce338" table:formula="of:=[.E102]*[.$O$90]" office:value-type="float" office:value="11661.6" calcext:value-type="float">
            <text:p>11.661,60</text:p>
          </table:table-cell>
          <table:table-cell table:style-name="ce338" table:formula="of:=[.F102]*[.$O$90]" office:value-type="float" office:value="2535.13043478261" calcext:value-type="float">
            <text:p>2.535,13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.E77]" office:value-type="float" office:value="13200" calcext:value-type="float">
            <text:p>13.200,00</text:p>
          </table:table-cell>
          <table:table-cell table:style-name="ce607" table:formula="of:=[.E103]/[.C103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103]*[.$I$90]" office:value-type="float" office:value="4290" calcext:value-type="float">
            <text:p>4.290,00</text:p>
          </table:table-cell>
          <table:table-cell table:style-name="ce338" table:formula="of:=[.F103]*[.$I$90]" office:value-type="float" office:value="737.113402061856" calcext:value-type="float">
            <text:p>737,11</text:p>
          </table:table-cell>
          <table:table-cell table:style-name="ce338"/>
          <table:table-cell table:style-name="ce338" table:formula="of:=[.E103]*[.$L$90]" office:value-type="float" office:value="990" calcext:value-type="float">
            <text:p>990,00</text:p>
          </table:table-cell>
          <table:table-cell table:style-name="ce338" table:formula="of:=[.F103]*[.$L$90]" office:value-type="float" office:value="170.103092783505" calcext:value-type="float">
            <text:p>170,10</text:p>
          </table:table-cell>
          <table:table-cell table:style-name="ce338"/>
          <table:table-cell table:style-name="ce338" table:formula="of:=[.E103]*[.$O$90]" office:value-type="float" office:value="7920" calcext:value-type="float">
            <text:p>7.920,00</text:p>
          </table:table-cell>
          <table:table-cell table:style-name="ce338" table:formula="of:=[.F103]*[.$O$90]" office:value-type="float" office:value="1360.82474226804" calcext:value-type="float">
            <text:p>1.360,82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93:.E103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93:.H103])" office:value-type="float" office:value="25266.475" calcext:value-type="float">
            <text:p>25.266,48</text:p>
          </table:table-cell>
          <table:table-cell table:style-name="ce392"/>
          <table:table-cell table:style-name="ce479"/>
          <table:table-cell table:style-name="ce610" table:formula="of:=SUM([.K93:.K103])" office:value-type="float" office:value="5830.725" calcext:value-type="float">
            <text:p>5.830,73</text:p>
          </table:table-cell>
          <table:table-cell table:style-name="ce392"/>
          <table:table-cell table:style-name="ce479"/>
          <table:table-cell table:style-name="ce610" table:formula="of:=SUM([.N93:.N103])" office:value-type="float" office:value="46645.8" calcext:value-type="float">
            <text:p>46.645,80</text:p>
          </table:table-cell>
          <table:table-cell table:style-name="ce392"/>
          <table:table-cell table:style-name="ce485"/>
          <table:table-cell table:number-columns-repeated="1008"/>
        </table:table-row>
        <table:table-row table:style-name="ro2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93:.F103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93:.I103])" office:value-type="float" office:value="8286.14611356965" calcext:value-type="float">
            <text:p>8.286,15</text:p>
          </table:table-cell>
          <table:table-cell table:style-name="ce479"/>
          <table:table-cell table:style-name="ce392"/>
          <table:table-cell table:style-name="ce610" table:formula="of:=SUM([.L93:.L103])" office:value-type="float" office:value="1912.18756466992" calcext:value-type="float">
            <text:p>1.912,19</text:p>
          </table:table-cell>
          <table:table-cell table:style-name="ce479"/>
          <table:table-cell table:style-name="ce392"/>
          <table:table-cell table:style-name="ce610" table:formula="of:=SUM([.O93:.O103])" office:value-type="float" office:value="15297.5005173594" calcext:value-type="float">
            <text:p>15.297,50</text:p>
          </table:table-cell>
          <table:table-cell table:style-name="ce338"/>
          <table:table-cell table:number-columns-repeated="1008"/>
        </table:table-row>
        <table:table-row table:style-name="ro2">
          <table:table-cell table:number-columns-repeated="4"/>
          <table:table-cell table:style-name="ce607" table:number-columns-repeated="2"/>
          <table:table-cell table:style-name="ce612"/>
          <table:table-cell table:style-name="ce607" table:number-columns-repeated="8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284"/>
          <table:table-cell table:style-name="ce284" office:value-type="string" calcext:value-type="string">
            <text:p>GENEL TOPLAM</text:p>
          </table:table-cell>
          <table:table-cell table:style-name="ce610" table:formula="of:=[.E84]+[.E105]" office:value-type="float" office:value="204106" calcext:value-type="float">
            <text:p>204.106,00</text:p>
          </table:table-cell>
          <table:table-cell table:style-name="ce610"/>
          <table:table-cell table:style-name="ce345"/>
          <table:table-cell table:style-name="ce610" table:formula="of:=[.H84]+[.H105]" office:value-type="float" office:value="93713.1" calcext:value-type="float">
            <text:p>93.713,10</text:p>
          </table:table-cell>
          <table:table-cell table:style-name="ce610"/>
          <table:table-cell table:style-name="ce479"/>
          <table:table-cell table:style-name="ce610" table:formula="of:=[.K84]+[.K105]" office:value-type="float" office:value="21626.1" calcext:value-type="float">
            <text:p>21.626,10</text:p>
          </table:table-cell>
          <table:table-cell table:style-name="ce610"/>
          <table:table-cell table:style-name="ce479"/>
          <table:table-cell table:style-name="ce610" table:formula="of:=[.N84]+[.N105]" office:value-type="float" office:value="88766.8" calcext:value-type="float">
            <text:p>88.766,80</text:p>
          </table:table-cell>
          <table:table-cell table:style-name="ce610"/>
          <table:table-cell table:number-columns-repeated="1009"/>
        </table:table-row>
        <table:table-row table:style-name="ro2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85]+[.F106]" office:value-type="float" office:value="63981.6034824139" calcext:value-type="float">
            <text:p>63.981,60</text:p>
          </table:table-cell>
          <table:table-cell table:style-name="ce345"/>
          <table:table-cell table:style-name="ce610"/>
          <table:table-cell table:style-name="ce610" table:formula="of:=[.I85]+[.I106]" office:value-type="float" office:value="29132.6044772611" calcext:value-type="float">
            <text:p>29.132,60</text:p>
          </table:table-cell>
          <table:table-cell table:style-name="ce479"/>
          <table:table-cell table:style-name="ce610"/>
          <table:table-cell table:style-name="ce610" table:formula="of:=[.L85]+[.L106]" office:value-type="float" office:value="6722.90872552179" calcext:value-type="float">
            <text:p>6.722,91</text:p>
          </table:table-cell>
          <table:table-cell table:style-name="ce479"/>
          <table:table-cell table:style-name="ce610"/>
          <table:table-cell table:style-name="ce610" table:formula="of:=[.O85]+[.O106]" office:value-type="float" office:value="28126.090279631" calcext:value-type="float">
            <text:p>28.126,09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385" office:value-type="string" calcext:value-type="string" table:number-columns-spanned="2" table:number-rows-spanned="1">
            <text:p>ATİLA</text:p>
          </table:table-cell>
          <table:covered-table-cell table:style-name="ce485"/>
          <table:table-cell table:style-name="ce485"/>
          <table:table-cell table:style-name="ce385" office:value-type="string" calcext:value-type="string" table:number-columns-spanned="2" table:number-rows-spanned="1">
            <text:p>HACI</text:p>
          </table:table-cell>
          <table:covered-table-cell table:style-name="ce385"/>
          <table:table-cell table:style-name="ce485"/>
          <table:table-cell table:style-name="ce385" office:value-type="string" calcext:value-type="string" table:number-columns-spanned="2" table:number-rows-spanned="1">
            <text:p>NAZAN</text:p>
          </table:table-cell>
          <table:covered-table-cell table:style-name="ce485"/>
          <table:table-cell table:number-columns-repeated="1009"/>
        </table:table-row>
        <table:table-row table:style-name="ro2">
          <table:table-cell table:number-columns-repeated="5"/>
          <table:table-cell table:style-name="ce610" office:value-type="string" calcext:value-type="string">
            <text:p>TOPLAMA BAĞLI %</text:p>
          </table:table-cell>
          <table:table-cell/>
          <table:table-cell table:style-name="ce385" office:value-type="string" calcext:value-type="string" table:number-columns-spanned="2" table:number-rows-spanned="1">
            <text:p>%45,53</text:p>
          </table:table-cell>
          <table:covered-table-cell table:style-name="ce395"/>
          <table:table-cell table:style-name="ce610"/>
          <table:table-cell table:style-name="ce396" office:value-type="string" calcext:value-type="string" table:number-columns-spanned="2" table:number-rows-spanned="1">
            <text:p>%10,51</text:p>
          </table:table-cell>
          <table:covered-table-cell table:style-name="ce397"/>
          <table:table-cell table:style-name="ce610"/>
          <table:table-cell table:style-name="ce396" office:value-type="string" calcext:value-type="string" table:number-columns-spanned="2" table:number-rows-spanned="1">
            <text:p>%43,96</text:p>
          </table:table-cell>
          <table:covered-table-cell table:style-name="ce395"/>
          <table:table-cell table:number-columns-repeated="1009"/>
        </table:table-row>
        <table:table-row table:style-name="ro2" table:number-rows-repeated="101">
          <table:table-cell table:number-columns-repeated="7"/>
          <table:table-cell table:style-name="ce607" table:number-columns-repeated="8"/>
          <table:table-cell table:number-columns-repeated="1009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 style:data-style-name="N2" text:time-value="09:31:06.80280787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1-04T10:10:53.494898461</dc:date>
    <meta:editing-duration>P1DT9H36M18S</meta:editing-duration>
    <meta:editing-cycles>108</meta:editing-cycles>
    <meta:generator>LibreOffice/6.1.5.2$Linux_X86_64 LibreOffice_project/10$Build-2</meta:generator>
    <meta:document-statistic meta:table-count="12" meta:cell-count="5061" meta:object-count="0"/>
  </office:meta>
</office:document-meta>
</file>